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688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ccione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_seccion</text:p>
          </table:table-cell>
          <table:table-cell office:value-type="string" table:style-name="ce1">
            <text:p>nombre_seccion</text:p>
          </table:table-cell>
          <table:table-cell office:value-type="string" table:style-name="ce1">
            <text:p>id_municipio</text:p>
          </table:table-cell>
          <table:table-cell table:number-columns-repeated="16381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string" table:style-name="ce1">
            <text:p>QUINIGUA<text:s text:c="22"/>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string" table:style-name="ce1">
            <text:p>EL INGENIO ABAJO<text:s text:c="14"/>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ZONA URBANA<text:s text:c="19"/>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ZONA URBANA<text:s text:c="19"/>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float" office:value="8257" table:style-name="ce1">
            <text:p>8257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64" table:style-name="ce1">
            <text:p>664</text:p>
          </table:table-cell>
          <table:table-cell table:number-columns-repeated="16381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string" table:style-name="ce1">
            <text:p>LICEY ARRIBA<text:s text:c="18"/>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float" office:value="8306" table:style-name="ce1">
            <text:p>8306</text:p>
          </table:table-cell>
          <table:table-cell office:value-type="string" table:style-name="ce1">
            <text:p>LA JAVILLA<text:s text:c="20"/></text:p>
          </table:table-cell>
          <table:table-cell office:value-type="float" office:value="660" table:style-name="ce1">
            <text:p>660</text:p>
          </table:table-cell>
          <table:table-cell table:number-columns-repeated="16381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string" table:style-name="ce1">
            <text:p>PUÑAL<text:s text:c="25"/></text:p>
          </table:table-cell>
          <table:table-cell office:value-type="float" office:value="602" table:style-name="ce1">
            <text:p>602</text:p>
          </table:table-cell>
          <table:table-cell table:number-columns-repeated="16381"/>
        </table:table-row>
        <table:table-row table:style-name="ro1">
          <table:table-cell office:value-type="float" office:value="8233" table:style-name="ce1">
            <text:p>8233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57" table:style-name="ce1">
            <text:p>657</text:p>
          </table:table-cell>
          <table:table-cell table:number-columns-repeated="16381"/>
        </table:table-row>
        <table:table-row table:style-name="ro1">
          <table:table-cell office:value-type="float" office:value="8308" table:style-name="ce1">
            <text:p>8308</text:p>
          </table:table-cell>
          <table:table-cell office:value-type="string" table:style-name="ce1">
            <text:p>CIENFUEGOS<text:s text:c="20"/>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float" office:value="8300" table:style-name="ce1">
            <text:p>8300</text:p>
          </table:table-cell>
          <table:table-cell office:value-type="string" table:style-name="ce1">
            <text:p>LA CIENAGA<text:s text:c="20"/></text:p>
          </table:table-cell>
          <table:table-cell office:value-type="float" office:value="657" table:style-name="ce1">
            <text:p>657</text:p>
          </table:table-cell>
          <table:table-cell table:number-columns-repeated="16381"/>
        </table:table-row>
        <table:table-row table:style-name="ro1">
          <table:table-cell office:value-type="float" office:value="8018" table:style-name="ce1">
            <text:p>8018</text:p>
          </table:table-cell>
          <table:table-cell office:value-type="string" table:style-name="ce1">
            <text:p>BATEY GINEBRA<text:s text:c="17"/></text:p>
          </table:table-cell>
          <table:table-cell office:value-type="float" office:value="616" table:style-name="ce1">
            <text:p>616</text:p>
          </table:table-cell>
          <table:table-cell table:number-columns-repeated="16381"/>
        </table:table-row>
        <table:table-row table:style-name="ro1">
          <table:table-cell office:value-type="float" office:value="8303" table:style-name="ce1">
            <text:p>8303</text:p>
          </table:table-cell>
          <table:table-cell office:value-type="string" table:style-name="ce1">
            <text:p>LICEY ABAJO<text:s text:c="19"/></text:p>
          </table:table-cell>
          <table:table-cell office:value-type="float" office:value="660" table:style-name="ce1">
            <text:p>660</text:p>
          </table:table-cell>
          <table:table-cell table:number-columns-repeated="16381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string" table:style-name="ce1">
            <text:p>CARLOS DIAZ<text:s text:c="19"/>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LAS CHARCAS<text:s text:c="19"/>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string" table:style-name="ce1">
            <text:p>LOS CIRUELOS<text:s text:c="18"/>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string" table:style-name="ce1">
            <text:p>CARABALLO<text:s text:c="21"/>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1">
          <table:table-cell office:value-type="float" office:value="5092" table:style-name="ce1">
            <text:p>5092</text:p>
          </table:table-cell>
          <table:table-cell office:value-type="string" table:style-name="ce1">
            <text:p>BOMBA DE CENOVI<text:s text:c="15"/></text:p>
          </table:table-cell>
          <table:table-cell office:value-type="float" office:value="194" table:style-name="ce1">
            <text:p>194</text:p>
          </table:table-cell>
          <table:table-cell table:number-columns-repeated="16381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COLON<text:s text:c="25"/>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LA JOYA<text:s text:c="23"/>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LOS BEJUCOS<text:s text:c="19"/>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5090" table:style-name="ce1">
            <text:p>5090</text:p>
          </table:table-cell>
          <table:table-cell office:value-type="string" table:style-name="ce1">
            <text:p>PORQUERO<text:s text:c="22"/></text:p>
          </table:table-cell>
          <table:table-cell office:value-type="float" office:value="194" table:style-name="ce1">
            <text:p>194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LA CRUZ DE CENOVI<text:s text:c="13"/></text:p>
          </table:table-cell>
          <table:table-cell office:value-type="float" office:value="194" table:style-name="ce1">
            <text:p>194</text:p>
          </table:table-cell>
          <table:table-cell table:number-columns-repeated="16381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string" table:style-name="ce1">
            <text:p>CANGREJO<text:s text:c="22"/>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string" table:style-name="ce1">
            <text:p>MOZAVI<text:s text:c="24"/>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ZONA URBANA<text:s text:c="19"/>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string" table:style-name="ce1">
            <text:p>SABANETA DE YASICA<text:s text:c="12"/>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float" office:value="8019" table:style-name="ce1">
            <text:p>8019</text:p>
          </table:table-cell>
          <table:table-cell office:value-type="string" table:style-name="ce1">
            <text:p>CAÑO DULCE<text:s text:c="20"/></text:p>
          </table:table-cell>
          <table:table-cell office:value-type="float" office:value="616" table:style-name="ce1">
            <text:p>616</text:p>
          </table:table-cell>
          <table:table-cell table:number-columns-repeated="16381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string" table:style-name="ce1">
            <text:p>SABANETA DE CANGREJO<text:s text:c="10"/>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BEJUCO BLANCO<text:s text:c="17"/>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ZONA URBANA<text:s text:c="19"/>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string" table:style-name="ce1">
            <text:p>PONTONCITO<text:s text:c="20"/>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float" office:value="8106" table:style-name="ce1">
            <text:p>8106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29" table:style-name="ce1">
            <text:p>629</text:p>
          </table:table-cell>
          <table:table-cell table:number-columns-repeated="16381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string" table:style-name="ce1">
            <text:p>LA VILLA NUEVA<text:s text:c="16"/>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float" office:value="8261" table:style-name="ce1">
            <text:p>8261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67" table:style-name="ce1">
            <text:p>667</text:p>
          </table:table-cell>
          <table:table-cell table:number-columns-repeated="16381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LOS CACAOS<text:s text:c="20"/>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string" table:style-name="ce1">
            <text:p>MONTE ADENTRO ABAJO<text:s text:c="11"/>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string" table:style-name="ce1">
            <text:p>CAÑADA BONITA<text:s text:c="17"/>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string" table:style-name="ce1">
            <text:p>MEJIA DE NAVARRETE<text:s text:c="12"/>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string" table:style-name="ce1">
            <text:p>GUAZUMAL<text:s text:c="22"/>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SAN LUIS<text:s text:c="22"/>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13" table:style-name="ce1">
            <text:p>113</text:p>
          </table:table-cell>
          <table:table-cell table:number-columns-repeated="16381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BLANCO ARRIBA<text:s text:c="17"/></text:p>
          </table:table-cell>
          <table:table-cell office:value-type="float" office:value="113" table:style-name="ce1">
            <text:p>113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GUIZA<text:s text:c="25"/>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PONTON<text:s text:c="24"/>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LAS GUAZUMAS<text:s text:c="18"/>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8179" table:style-name="ce1">
            <text:p>8179</text:p>
          </table:table-cell>
          <table:table-cell office:value-type="string" table:style-name="ce1">
            <text:p>JAYA<text:s text:c="26"/></text:p>
          </table:table-cell>
          <table:table-cell office:value-type="float" office:value="645" table:style-name="ce1">
            <text:p>645</text:p>
          </table:table-cell>
          <table:table-cell table:number-columns-repeated="16381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string" table:style-name="ce1">
            <text:p>LAS LAVAS<text:s text:c="21"/>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ZONA URBANA<text:s text:c="19"/>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5093" table:style-name="ce1">
            <text:p>5093</text:p>
          </table:table-cell>
          <table:table-cell office:value-type="string" table:style-name="ce1">
            <text:p>COLON<text:s text:c="25"/></text:p>
          </table:table-cell>
          <table:table-cell office:value-type="float" office:value="194" table:style-name="ce1">
            <text:p>194</text:p>
          </table:table-cell>
          <table:table-cell table:number-columns-repeated="16381"/>
        </table:table-row>
        <table:table-row table:style-name="ro1">
          <table:table-cell office:value-type="float" office:value="8177" table:style-name="ce1">
            <text:p>8177</text:p>
          </table:table-cell>
          <table:table-cell office:value-type="string" table:style-name="ce1">
            <text:p>NARANJO DULCE<text:s text:c="17"/></text:p>
          </table:table-cell>
          <table:table-cell office:value-type="float" office:value="645" table:style-name="ce1">
            <text:p>645</text:p>
          </table:table-cell>
          <table:table-cell table:number-columns-repeated="16381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string" table:style-name="ce1">
            <text:p>FUNDACION<text:s text:c="21"/>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string" table:style-name="ce1">
            <text:p>LA CABIRMA<text:s text:c="20"/>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1">
          <table:table-cell office:value-type="float" office:value="8096" table:style-name="ce1">
            <text:p>8096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26" table:style-name="ce1">
            <text:p>626</text:p>
          </table:table-cell>
          <table:table-cell table:number-columns-repeated="16381"/>
        </table:table-row>
        <table:table-row table:style-name="ro1">
          <table:table-cell office:value-type="float" office:value="5058" table:style-name="ce1">
            <text:p>5058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04" table:style-name="ce1">
            <text:p>604</text:p>
          </table:table-cell>
          <table:table-cell table:number-columns-repeated="16381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string" table:style-name="ce1">
            <text:p>EL CUPEY<text:s text:c="22"/>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string" table:style-name="ce1">
            <text:p>SABANA GRANDE<text:s text:c="17"/>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LA MALENA<text:s text:c="21"/>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LA PEÑA<text:s text:c="23"/>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LA MESA<text:s text:c="23"/>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5088" table:style-name="ce1">
            <text:p>5088</text:p>
          </table:table-cell>
          <table:table-cell office:value-type="string" table:style-name="ce1">
            <text:p>EL CAIMITO<text:s text:c="20"/></text:p>
          </table:table-cell>
          <table:table-cell office:value-type="float" office:value="194" table:style-name="ce1">
            <text:p>194</text:p>
          </table:table-cell>
          <table:table-cell table:number-columns-repeated="16381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ZONA URBANA<text:s text:c="19"/>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string" table:style-name="ce1">
            <text:p>JAIBON<text:s text:c="24"/></text:p>
          </table:table-cell>
          <table:table-cell office:value-type="float" office:value="197" table:style-name="ce1">
            <text:p>197</text:p>
          </table:table-cell>
          <table:table-cell table:number-columns-repeated="16381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1">
            <text:p>JAIBON<text:s text:c="24"/></text:p>
          </table:table-cell>
          <table:table-cell office:value-type="float" office:value="207" table:style-name="ce1">
            <text:p>207</text:p>
          </table:table-cell>
          <table:table-cell table:number-columns-repeated="16381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1">
            <text:p>ENTRADA DE MAO<text:s text:c="16"/>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1">
          <table:table-cell office:value-type="float" office:value="8127" table:style-name="ce1">
            <text:p>8127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34" table:style-name="ce1">
            <text:p>634</text:p>
          </table:table-cell>
          <table:table-cell table:number-columns-repeated="16381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1">
            <text:p>SIERRA PRIETA<text:s text:c="17"/>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float" office:value="8124" table:style-name="ce1">
            <text:p>8124</text:p>
          </table:table-cell>
          <table:table-cell office:value-type="string" table:style-name="ce1">
            <text:p>LA SOLEDAD<text:s text:c="20"/></text:p>
          </table:table-cell>
          <table:table-cell office:value-type="float" office:value="633" table:style-name="ce1">
            <text:p>633</text:p>
          </table:table-cell>
          <table:table-cell table:number-columns-repeated="16381"/>
        </table:table-row>
        <table:table-row table:style-name="ro1">
          <table:table-cell office:value-type="float" office:value="8118" table:style-name="ce1">
            <text:p>8118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32" table:style-name="ce1">
            <text:p>632</text:p>
          </table:table-cell>
          <table:table-cell table:number-columns-repeated="16381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string" table:style-name="ce1">
            <text:p>HATILLO<text:s text:c="23"/>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float" office:value="8128" table:style-name="ce1">
            <text:p>8128</text:p>
          </table:table-cell>
          <table:table-cell office:value-type="string" table:style-name="ce1">
            <text:p>CRUCE DE ANGELINA<text:s text:c="13"/></text:p>
          </table:table-cell>
          <table:table-cell office:value-type="float" office:value="634" table:style-name="ce1">
            <text:p>634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ABREU<text:s text:c="25"/>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ZONA URBANA<text:s text:c="19"/>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EL GUAYABO<text:s text:c="20"/>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ZONA URBANA<text:s text:c="19"/>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ZONA URBANA<text:s text:c="19"/>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154" table:style-name="ce1">
            <text:p>8154</text:p>
          </table:table-cell>
          <table:table-cell office:value-type="string" table:style-name="ce1">
            <text:p>LAS GORDAS<text:s text:c="20"/></text:p>
          </table:table-cell>
          <table:table-cell office:value-type="float" office:value="640" table:style-name="ce1">
            <text:p>640</text:p>
          </table:table-cell>
          <table:table-cell table:number-columns-repeated="1638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ZONA URBANA<text:s text:c="19"/>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ZONA URBANA<text:s text:c="19"/>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1">
            <text:p>POTRERO<text:s text:c="23"/>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float" office:value="8170" table:style-name="ce1">
            <text:p>8170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44" table:style-name="ce1">
            <text:p>644</text:p>
          </table:table-cell>
          <table:table-cell table:number-columns-repeated="16381"/>
        </table:table-row>
        <table:table-row table:style-name="ro1">
          <table:table-cell office:value-type="float" office:value="8142" table:style-name="ce1">
            <text:p>8142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38" table:style-name="ce1">
            <text:p>638</text:p>
          </table:table-cell>
          <table:table-cell table:number-columns-repeated="16381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1">
            <text:p>LA MAJAGUA<text:s text:c="20"/>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BURENDE<text:s text:c="23"/>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ZONA URBANA<text:s text:c="19"/>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EL PAPAYO<text:s text:c="21"/>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1">
            <text:p>GUAYACANES<text:s text:c="20"/></text:p>
          </table:table-cell>
          <table:table-cell office:value-type="float" office:value="202" table:style-name="ce1">
            <text:p>202</text:p>
          </table:table-cell>
          <table:table-cell table:number-columns-repeated="16381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string" table:style-name="ce1">
            <text:p>PONTEZUELA<text:s text:c="20"/>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PASO DE MOCA<text:s text:c="18"/>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string" table:style-name="ce1">
            <text:p>MAIZAL<text:s text:c="24"/>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1">
          <table:table-cell office:value-type="float" office:value="8047" table:style-name="ce1">
            <text:p>8047</text:p>
          </table:table-cell>
          <table:table-cell office:value-type="string" table:style-name="ce1">
            <text:p>PRESTILES<text:s text:c="21"/></text:p>
          </table:table-cell>
          <table:table-cell office:value-type="float" office:value="197" table:style-name="ce1">
            <text:p>197</text:p>
          </table:table-cell>
          <table:table-cell table:number-columns-repeated="16381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1">
            <text:p>LOS QUEMADOS<text:s text:c="18"/>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DAMAJAGUA<text:s text:c="21"/></text:p>
          </table:table-cell>
          <table:table-cell office:value-type="float" office:value="196" table:style-name="ce1">
            <text:p>196</text:p>
          </table:table-cell>
          <table:table-cell table:number-columns-repeated="16381"/>
        </table:table-row>
        <table:table-row table:style-name="ro1">
          <table:table-cell office:value-type="float" office:value="8053" table:style-name="ce1">
            <text:p>8053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96" table:style-name="ce1">
            <text:p>196</text:p>
          </table:table-cell>
          <table:table-cell table:number-columns-repeated="1638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ZONA URBANA<text:s text:c="19"/>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string" table:style-name="ce1">
            <text:p>LAS LAGUNAS<text:s text:c="19"/>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1">
            <text:p>EL MAMEY<text:s text:c="22"/>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GUARAGUAO<text:s text:c="21"/>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CUABA ABAJO<text:s text:c="19"/>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JUMUNUCU<text:s text:c="22"/>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SABANETA<text:s text:c="22"/>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string" table:style-name="ce1">
            <text:p>ZONA URBANA (JANICO)<text:s text:c="10"/>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string" table:style-name="ce1">
            <text:p>LA ZANJA<text:s text:c="22"/>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string" table:style-name="ce1">
            <text:p>SAN JOSE ADENTRO<text:s text:c="14"/>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string" table:style-name="ce1">
            <text:p>LA HERRADURA<text:s text:c="18"/>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string" table:style-name="ce1">
            <text:p>BAITOA<text:s text:c="24"/>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float" office:value="8248" table:style-name="ce1">
            <text:p>8248</text:p>
          </table:table-cell>
          <table:table-cell office:value-type="string" table:style-name="ce1">
            <text:p>PIEDRA BLANCA<text:s text:c="17"/></text:p>
          </table:table-cell>
          <table:table-cell office:value-type="float" office:value="612" table:style-name="ce1">
            <text:p>612</text:p>
          </table:table-cell>
          <table:table-cell table:number-columns-repeated="1638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ZONA URBANA<text:s text:c="19"/>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LAS PASCUALAS<text:s text:c="17"/>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ESTANCITA<text:s text:c="21"/>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PINAR QUEMADO<text:s text:c="17"/>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8246" table:style-name="ce1">
            <text:p>8246</text:p>
          </table:table-cell>
          <table:table-cell office:value-type="string" table:style-name="ce1">
            <text:p>HATO VIEJO<text:s text:c="20"/></text:p>
          </table:table-cell>
          <table:table-cell office:value-type="float" office:value="612" table:style-name="ce1">
            <text:p>612</text:p>
          </table:table-cell>
          <table:table-cell table:number-columns-repeated="16381"/>
        </table:table-row>
        <table:table-row table:style-name="ro1">
          <table:table-cell office:value-type="float" office:value="8266" table:style-name="ce1">
            <text:p>8266</text:p>
          </table:table-cell>
          <table:table-cell office:value-type="string" table:style-name="ce1">
            <text:p>ZONA ADENTRO<text:s text:c="18"/></text:p>
          </table:table-cell>
          <table:table-cell office:value-type="float" office:value="669" table:style-name="ce1">
            <text:p>669</text:p>
          </table:table-cell>
          <table:table-cell table:number-columns-repeated="16381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float" office:value="8275" table:style-name="ce1">
            <text:p>8275</text:p>
          </table:table-cell>
          <table:table-cell office:value-type="string" table:style-name="ce1">
            <text:p>LA CEIBA<text:s text:c="22"/></text:p>
          </table:table-cell>
          <table:table-cell office:value-type="float" office:value="671" table:style-name="ce1">
            <text:p>671</text:p>
          </table:table-cell>
          <table:table-cell table:number-columns-repeated="16381"/>
        </table:table-row>
        <table:table-row table:style-name="ro1">
          <table:table-cell office:value-type="float" office:value="8265" table:style-name="ce1">
            <text:p>8265</text:p>
          </table:table-cell>
          <table:table-cell office:value-type="string" table:style-name="ce1">
            <text:p>JIMA<text:s text:c="26"/></text:p>
          </table:table-cell>
          <table:table-cell office:value-type="float" office:value="668" table:style-name="ce1">
            <text:p>668</text:p>
          </table:table-cell>
          <table:table-cell table:number-columns-repeated="16381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float" office:value="8268" table:style-name="ce1">
            <text:p>8268</text:p>
          </table:table-cell>
          <table:table-cell office:value-type="string" table:style-name="ce1">
            <text:p>BOCA DE JUMA<text:s text:c="18"/></text:p>
          </table:table-cell>
          <table:table-cell office:value-type="float" office:value="669" table:style-name="ce1">
            <text:p>669</text:p>
          </table:table-cell>
          <table:table-cell table:number-columns-repeated="1638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JAMO<text:s text:c="26"/>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1">
            <text:p>SANTA ANA<text:s text:c="21"/>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ZONA URBANA<text:s text:c="19"/>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ZONA URBANA<text:s text:c="19"/>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5081" table:style-name="ce1">
            <text:p>5081</text:p>
          </table:table-cell>
          <table:table-cell office:value-type="string" table:style-name="ce1">
            <text:p>JUAN LOPEZ ABAJO<text:s text:c="14"/>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SAN VICTOR ABAJO<text:s text:c="14"/>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JAMAO AFUERA<text:s text:c="18"/>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PALERO<text:s text:c="24"/>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EL RIO<text:s text:c="24"/>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ZONA URBANA<text:s text:c="19"/>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8238" table:style-name="ce1">
            <text:p>8238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58" table:style-name="ce1">
            <text:p>658</text:p>
          </table:table-cell>
          <table:table-cell table:number-columns-repeated="1638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MALDONADO<text:s text:c="21"/>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PUEBLO VIEJO<text:s text:c="18"/>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LA PENDA<text:s text:c="22"/>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023" table:style-name="ce1">
            <text:p>8023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08" table:style-name="ce1">
            <text:p>608</text:p>
          </table:table-cell>
          <table:table-cell table:number-columns-repeated="16381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ZONA URBANA<text:s text:c="19"/>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8025" table:style-name="ce1">
            <text:p>8025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17" table:style-name="ce1">
            <text:p>617</text:p>
          </table:table-cell>
          <table:table-cell table:number-columns-repeated="16381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1">
            <text:p>GURABO<text:s text:c="24"/>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string" table:style-name="ce1">
            <text:p>GUAMA<text:s text:c="25"/>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string" table:style-name="ce1">
            <text:p>HATILLO SAN LORENZO<text:s text:c="11"/>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string" table:style-name="ce1">
            <text:p>INOA<text:s text:c="26"/>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string" table:style-name="ce1">
            <text:p>LOS RANCHOS<text:s text:c="19"/>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1">
            <text:p>JAYABO AFUERA<text:s text:c="17"/>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SAN JOSE<text:s text:c="22"/>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string" table:style-name="ce1">
            <text:p>MAIMON<text:s text:c="24"/>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ZONA URBANA<text:s text:c="19"/>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MONTE GRANDE<text:s text:c="18"/>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ZONA URBANA<text:s text:c="19"/>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PARTIDO ARRIBA<text:s text:c="16"/>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ZONA URBANA<text:s text:c="19"/>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ZONA URBANA<text:s text:c="19"/>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8029" table:style-name="ce1">
            <text:p>8029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19" table:style-name="ce1">
            <text:p>619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ZONA URBANA<text:s text:c="19"/>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ZONA URBANA<text:s text:c="19"/>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CERRO GORDO<text:s text:c="19"/></text:p>
          </table:table-cell>
          <table:table-cell office:value-type="float" office:value="195" table:style-name="ce1">
            <text:p>195</text:p>
          </table:table-cell>
          <table:table-cell table:number-columns-repeated="1638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MARTIN GARCIA<text:s text:c="17"/>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LAS AGUAS<text:s text:c="21"/>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ZONA URBANA<text:s text:c="19"/>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ZONA URBANA<text:s text:c="19"/>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BOTONCILLO<text:s text:c="20"/>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COPEY<text:s text:c="25"/>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string" table:style-name="ce1">
            <text:p>HIGUERO<text:s text:c="23"/>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VILLA GARCIA<text:s text:c="18"/>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ZONA URBANA<text:s text:c="19"/>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PUESTO GRANDE<text:s text:c="17"/>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EL HIGUERO<text:s text:c="20"/>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LLENAS<text:s text:c="24"/>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EL AGUACATE ARRIBA<text:s text:c="12"/>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PALMARITO<text:s text:c="21"/>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1">
            <text:p>LA CEIBA<text:s text:c="22"/>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1">
          <table:table-cell office:value-type="float" office:value="8016" table:style-name="ce1">
            <text:p>8016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16" table:style-name="ce1">
            <text:p>616</text:p>
          </table:table-cell>
          <table:table-cell table:number-columns-repeated="1638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EL RINCON<text:s text:c="21"/>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string" table:style-name="ce1">
            <text:p>PEDREGAL<text:s text:c="22"/>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8309" table:style-name="ce1">
            <text:p>8309</text:p>
          </table:table-cell>
          <table:table-cell office:value-type="string" table:style-name="ce1">
            <text:p>LOS MONTONES ARRIBA<text:s text:c="11"/>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LA CABIRMOTA<text:s text:c="18"/>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260" table:style-name="ce1">
            <text:p>8260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66" table:style-name="ce1">
            <text:p>666</text:p>
          </table:table-cell>
          <table:table-cell table:number-columns-repeated="1638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EL MAMEY<text:s text:c="22"/>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1">
            <text:p>HATO DEL YAQUE<text:s text:c="16"/>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float" office:value="8279" table:style-name="ce1">
            <text:p>8279</text:p>
          </table:table-cell>
          <table:table-cell office:value-type="string" table:style-name="ce1">
            <text:p>LOS QUEMADOS<text:s text:c="18"/></text:p>
          </table:table-cell>
          <table:table-cell office:value-type="float" office:value="672" table:style-name="ce1">
            <text:p>672</text:p>
          </table:table-cell>
          <table:table-cell table:number-columns-repeated="16381"/>
        </table:table-row>
        <table:table-row table:style-name="ro1">
          <table:table-cell office:value-type="float" office:value="8267" table:style-name="ce1">
            <text:p>8267</text:p>
          </table:table-cell>
          <table:table-cell office:value-type="string" table:style-name="ce1">
            <text:p>SAN ISIDRO<text:s text:c="20"/></text:p>
          </table:table-cell>
          <table:table-cell office:value-type="float" office:value="669" table:style-name="ce1">
            <text:p>669</text:p>
          </table:table-cell>
          <table:table-cell table:number-columns-repeated="16381"/>
        </table:table-row>
        <table:table-row table:style-name="ro1">
          <table:table-cell office:value-type="float" office:value="8276" table:style-name="ce1">
            <text:p>8276</text:p>
          </table:table-cell>
          <table:table-cell office:value-type="string" table:style-name="ce1">
            <text:p>JAYACO ABAJO<text:s text:c="18"/></text:p>
          </table:table-cell>
          <table:table-cell office:value-type="float" office:value="671" table:style-name="ce1">
            <text:p>671</text:p>
          </table:table-cell>
          <table:table-cell table:number-columns-repeated="16381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PASO HONDO<text:s text:c="20"/>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JAMAO ADENTRO<text:s text:c="17"/>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1">
            <text:p>EL PLACER<text:s text:c="21"/>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CANETE<text:s text:c="24"/>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1">
            <text:p>LOS LIMONES<text:s text:c="19"/>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1">
          <table:table-cell office:value-type="float" office:value="8264" table:style-name="ce1">
            <text:p>8264</text:p>
          </table:table-cell>
          <table:table-cell office:value-type="string" table:style-name="ce1">
            <text:p>PALERO<text:s text:c="24"/></text:p>
          </table:table-cell>
          <table:table-cell office:value-type="float" office:value="668" table:style-name="ce1">
            <text:p>668</text:p>
          </table:table-cell>
          <table:table-cell table:number-columns-repeated="16381"/>
        </table:table-row>
        <table:table-row table:style-name="ro1">
          <table:table-cell office:value-type="float" office:value="8263" table:style-name="ce1">
            <text:p>8263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68" table:style-name="ce1">
            <text:p>668</text:p>
          </table:table-cell>
          <table:table-cell table:number-columns-repeated="16381"/>
        </table:table-row>
        <table:table-row table:style-name="ro1">
          <table:table-cell office:value-type="float" office:value="8283" table:style-name="ce1">
            <text:p>8283</text:p>
          </table:table-cell>
          <table:table-cell office:value-type="string" table:style-name="ce1">
            <text:p>LA COLONIA<text:s text:c="20"/></text:p>
          </table:table-cell>
          <table:table-cell office:value-type="float" office:value="673" table:style-name="ce1">
            <text:p>673</text:p>
          </table:table-cell>
          <table:table-cell table:number-columns-repeated="16381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string" table:style-name="ce1">
            <text:p>JAYACO<text:s text:c="24"/>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string" table:style-name="ce1">
            <text:p>BLANCO<text:s text:c="24"/>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string" table:style-name="ce1">
            <text:p>SABANA IGLESIA<text:s text:c="16"/>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float" office:value="8311" table:style-name="ce1">
            <text:p>8311</text:p>
          </table:table-cell>
          <table:table-cell office:value-type="string" table:style-name="ce1">
            <text:p>LOMA DE LOS PALOS<text:s text:c="13"/></text:p>
          </table:table-cell>
          <table:table-cell office:value-type="float" office:value="662" table:style-name="ce1">
            <text:p>662</text:p>
          </table:table-cell>
          <table:table-cell table:number-columns-repeated="16381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string" table:style-name="ce1">
            <text:p>PALO AMARILLO<text:s text:c="17"/>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float" office:value="8217" table:style-name="ce1">
            <text:p>8217</text:p>
          </table:table-cell>
          <table:table-cell office:value-type="string" table:style-name="ce1">
            <text:p>REPARADERO<text:s text:c="20"/></text:p>
          </table:table-cell>
          <table:table-cell office:value-type="float" office:value="609" table:style-name="ce1">
            <text:p>609</text:p>
          </table:table-cell>
          <table:table-cell table:number-columns-repeated="1638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ZONA URBANA<text:s text:c="19"/>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8208" table:style-name="ce1">
            <text:p>8208</text:p>
          </table:table-cell>
          <table:table-cell office:value-type="string" table:style-name="ce1">
            <text:p>LAS LAGUNAS ABAJO<text:s text:c="13"/></text:p>
          </table:table-cell>
          <table:table-cell office:value-type="float" office:value="652" table:style-name="ce1">
            <text:p>652</text:p>
          </table:table-cell>
          <table:table-cell table:number-columns-repeated="16381"/>
        </table:table-row>
        <table:table-row table:style-name="ro1">
          <table:table-cell office:value-type="float" office:value="8219" table:style-name="ce1">
            <text:p>8219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54" table:style-name="ce1">
            <text:p>654</text:p>
          </table:table-cell>
          <table:table-cell table:number-columns-repeated="16381"/>
        </table:table-row>
        <table:table-row table:style-name="ro1">
          <table:table-cell office:value-type="float" office:value="8323" table:style-name="ce1">
            <text:p>8323</text:p>
          </table:table-cell>
          <table:table-cell office:value-type="string" table:style-name="ce1">
            <text:p>COROZO<text:s text:c="24"/>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float" office:value="8334" table:style-name="ce1">
            <text:p>8334</text:p>
          </table:table-cell>
          <table:table-cell office:value-type="string" table:style-name="ce1">
            <text:p>MASIPEDRO<text:s text:c="21"/></text:p>
          </table:table-cell>
          <table:table-cell office:value-type="float" office:value="678" table:style-name="ce1">
            <text:p>678</text:p>
          </table:table-cell>
          <table:table-cell table:number-columns-repeated="16381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string" table:style-name="ce1">
            <text:p>EL PAPAYO<text:s text:c="21"/>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float" office:value="8346" table:style-name="ce1">
            <text:p>8346</text:p>
          </table:table-cell>
          <table:table-cell office:value-type="string" table:style-name="ce1">
            <text:p>YAQUE ABAJO<text:s text:c="19"/>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BEJUCAL<text:s text:c="23"/>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1">
            <text:p>JICOME ARRIBA<text:s text:c="17"/></text:p>
          </table:table-cell>
          <table:table-cell office:value-type="float" office:value="203" table:style-name="ce1">
            <text:p>203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LA JAGUA<text:s text:c="22"/>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ZONA URBANA<text:s text:c="19"/>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348" table:style-name="ce1">
            <text:p>8348</text:p>
          </table:table-cell>
          <table:table-cell office:value-type="string" table:style-name="ce1">
            <text:p>BARRANCA<text:s text:c="22"/></text:p>
          </table:table-cell>
          <table:table-cell office:value-type="float" office:value="680" table:style-name="ce1">
            <text:p>680</text:p>
          </table:table-cell>
          <table:table-cell table:number-columns-repeated="16381"/>
        </table:table-row>
        <table:table-row table:style-name="ro1">
          <table:table-cell office:value-type="float" office:value="8235" table:style-name="ce1">
            <text:p>8235</text:p>
          </table:table-cell>
          <table:table-cell office:value-type="string" table:style-name="ce1">
            <text:p>SABANA REY<text:s text:c="20"/></text:p>
          </table:table-cell>
          <table:table-cell office:value-type="float" office:value="611" table:style-name="ce1">
            <text:p>611</text:p>
          </table:table-cell>
          <table:table-cell table:number-columns-repeated="16381"/>
        </table:table-row>
        <table:table-row table:style-name="ro1">
          <table:table-cell office:value-type="float" office:value="8326" table:style-name="ce1">
            <text:p>8326</text:p>
          </table:table-cell>
          <table:table-cell office:value-type="string" table:style-name="ce1">
            <text:p>FICTICIA<text:s text:c="22"/></text:p>
          </table:table-cell>
          <table:table-cell office:value-type="float" office:value="198" table:style-name="ce1">
            <text:p>198</text:p>
          </table:table-cell>
          <table:table-cell table:number-columns-repeated="16381"/>
        </table:table-row>
        <table:table-row table:style-name="ro1">
          <table:table-cell office:value-type="float" office:value="8159" table:style-name="ce1">
            <text:p>8159</text:p>
          </table:table-cell>
          <table:table-cell office:value-type="string" table:style-name="ce1">
            <text:p>RIO JAGUA<text:s text:c="21"/></text:p>
          </table:table-cell>
          <table:table-cell office:value-type="float" office:value="641" table:style-name="ce1">
            <text:p>641</text:p>
          </table:table-cell>
          <table:table-cell table:number-columns-repeated="16381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string" table:style-name="ce1">
            <text:p>LOS MONTONES ABAJO<text:s text:c="12"/>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8312" table:style-name="ce1">
            <text:p>8312</text:p>
          </table:table-cell>
          <table:table-cell office:value-type="string" table:style-name="ce1">
            <text:p>LOMA QUEMADA<text:s text:c="18"/></text:p>
          </table:table-cell>
          <table:table-cell office:value-type="float" office:value="662" table:style-name="ce1">
            <text:p>662</text:p>
          </table:table-cell>
          <table:table-cell table:number-columns-repeated="16381"/>
        </table:table-row>
        <table:table-row table:style-name="ro1">
          <table:table-cell office:value-type="float" office:value="8255" table:style-name="ce1">
            <text:p>8255</text:p>
          </table:table-cell>
          <table:table-cell office:value-type="string" table:style-name="ce1">
            <text:p>LA CUESTA<text:s text:c="21"/></text:p>
          </table:table-cell>
          <table:table-cell office:value-type="float" office:value="662" table:style-name="ce1">
            <text:p>662</text:p>
          </table:table-cell>
          <table:table-cell table:number-columns-repeated="16381"/>
        </table:table-row>
        <table:table-row table:style-name="ro1">
          <table:table-cell office:value-type="float" office:value="8199" table:style-name="ce1">
            <text:p>8199</text:p>
          </table:table-cell>
          <table:table-cell office:value-type="string" table:style-name="ce1">
            <text:p>BARRAQUITO<text:s text:c="20"/></text:p>
          </table:table-cell>
          <table:table-cell office:value-type="float" office:value="650" table:style-name="ce1">
            <text:p>650</text:p>
          </table:table-cell>
          <table:table-cell table:number-columns-repeated="1638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BUENA VISTA<text:s text:c="19"/>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ZONA URBANA<text:s text:c="19"/>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8194" table:style-name="ce1">
            <text:p>8194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49" table:style-name="ce1">
            <text:p>649</text:p>
          </table:table-cell>
          <table:table-cell table:number-columns-repeated="1638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ZONA URBANA<text:s text:c="19"/>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8184" table:style-name="ce1">
            <text:p>8184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47" table:style-name="ce1">
            <text:p>647</text:p>
          </table:table-cell>
          <table:table-cell table:number-columns-repeated="1638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EL HATO<text:s text:c="23"/>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8286" table:style-name="ce1">
            <text:p>8286</text:p>
          </table:table-cell>
          <table:table-cell office:value-type="string" table:style-name="ce1">
            <text:p>EL ZUMBADOR<text:s text:c="19"/></text:p>
          </table:table-cell>
          <table:table-cell office:value-type="float" office:value="674" table:style-name="ce1">
            <text:p>674</text:p>
          </table:table-cell>
          <table:table-cell table:number-columns-repeated="16381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AMINA<text:s text:c="25"/>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ZONA URBANA<text:s text:c="19"/>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ARROYO FRIO<text:s text:c="19"/>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TIREO ABAJO<text:s text:c="19"/>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LA ALTAGRACIA<text:s text:c="17"/>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JIMA ARRIBA<text:s text:c="19"/>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8342" table:style-name="ce1">
            <text:p>8342</text:p>
          </table:table-cell>
          <table:table-cell office:value-type="string" table:style-name="ce1">
            <text:p>BABOSICO<text:s text:c="22"/>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float" office:value="8335" table:style-name="ce1">
            <text:p>8335</text:p>
          </table:table-cell>
          <table:table-cell office:value-type="string" table:style-name="ce1">
            <text:p>JANICO<text:s text:c="24"/>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LAS CABUYAS<text:s text:c="19"/>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CAOBETE<text:s text:c="23"/>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SAN FELIPE ARRIBA<text:s text:c="13"/>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YAIBA<text:s text:c="25"/>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8195" table:style-name="ce1">
            <text:p>8195</text:p>
          </table:table-cell>
          <table:table-cell office:value-type="string" table:style-name="ce1">
            <text:p>EL ABANICO<text:s text:c="20"/></text:p>
          </table:table-cell>
          <table:table-cell office:value-type="float" office:value="649" table:style-name="ce1">
            <text:p>649</text:p>
          </table:table-cell>
          <table:table-cell table:number-columns-repeated="16381"/>
        </table:table-row>
        <table:table-row table:style-name="ro1">
          <table:table-cell office:value-type="float" office:value="8201" table:style-name="ce1">
            <text:p>8201</text:p>
          </table:table-cell>
          <table:table-cell office:value-type="string" table:style-name="ce1">
            <text:p>LA PISTA<text:s text:c="22"/></text:p>
          </table:table-cell>
          <table:table-cell office:value-type="float" office:value="650" table:style-name="ce1">
            <text:p>650</text:p>
          </table:table-cell>
          <table:table-cell table:number-columns-repeated="16381"/>
        </table:table-row>
        <table:table-row table:style-name="ro1">
          <table:table-cell office:value-type="float" office:value="8187" table:style-name="ce1">
            <text:p>8187</text:p>
          </table:table-cell>
          <table:table-cell office:value-type="string" table:style-name="ce1">
            <text:p>CIENAGA VIEJA<text:s text:c="17"/></text:p>
          </table:table-cell>
          <table:table-cell office:value-type="float" office:value="647" table:style-name="ce1">
            <text:p>647</text:p>
          </table:table-cell>
          <table:table-cell table:number-columns-repeated="16381"/>
        </table:table-row>
        <table:table-row table:style-name="ro1">
          <table:table-cell office:value-type="float" office:value="8192" table:style-name="ce1">
            <text:p>8192</text:p>
          </table:table-cell>
          <table:table-cell office:value-type="string" table:style-name="ce1">
            <text:p>LA GARZA<text:s text:c="22"/></text:p>
          </table:table-cell>
          <table:table-cell office:value-type="float" office:value="648" table:style-name="ce1">
            <text:p>648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ZONA URBANA<text:s text:c="19"/>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PARAGUAY<text:s text:c="22"/>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LA REFORMA<text:s text:c="20"/>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ZONA URBANA<text:s text:c="19"/>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YAIBA ABAJO<text:s text:c="19"/>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LOS LANOS<text:s text:c="21"/>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LOS CACHONES<text:s text:c="18"/>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8206" table:style-name="ce1">
            <text:p>8206</text:p>
          </table:table-cell>
          <table:table-cell office:value-type="string" table:style-name="ce1">
            <text:p>MARIA FERNANDEZ<text:s text:c="15"/></text:p>
          </table:table-cell>
          <table:table-cell office:value-type="float" office:value="651" table:style-name="ce1">
            <text:p>651</text:p>
          </table:table-cell>
          <table:table-cell table:number-columns-repeated="1638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ACICATE<text:s text:c="23"/>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CERREJON<text:s text:c="22"/>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285" table:style-name="ce1">
            <text:p>8285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74" table:style-name="ce1">
            <text:p>674</text:p>
          </table:table-cell>
          <table:table-cell table:number-columns-repeated="16381"/>
        </table:table-row>
        <table:table-row table:style-name="ro1">
          <table:table-cell office:value-type="float" office:value="8240" table:style-name="ce1">
            <text:p>8240</text:p>
          </table:table-cell>
          <table:table-cell office:value-type="string" table:style-name="ce1">
            <text:p>PALERO<text:s text:c="24"/></text:p>
          </table:table-cell>
          <table:table-cell office:value-type="float" office:value="658" table:style-name="ce1">
            <text:p>658</text:p>
          </table:table-cell>
          <table:table-cell table:number-columns-repeated="1638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LAS PALOMAS<text:s text:c="19"/>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8313" table:style-name="ce1">
            <text:p>8313</text:p>
          </table:table-cell>
          <table:table-cell office:value-type="string" table:style-name="ce1">
            <text:p>CARRIZAL<text:s text:c="22"/>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1">
            <text:p>LA LANA<text:s text:c="23"/>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string" table:style-name="ce1">
            <text:p>INAJE<text:s text:c="25"/>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1">
            <text:p>LA CEIBA DE BONET<text:s text:c="13"/>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1">
            <text:p>CACIQUE<text:s text:c="23"/>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1">
            <text:p>EL MAMONCITO<text:s text:c="18"/>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1">
            <text:p>EL RODEO<text:s text:c="22"/>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SABANA LARGA<text:s text:c="18"/>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DOÑA ANTONIA<text:s text:c="18"/>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GRAN PARADA<text:s text:c="19"/>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1">
            <text:p>MATA DE JOBO<text:s text:c="18"/>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float" office:value="8168" table:style-name="ce1">
            <text:p>8168</text:p>
          </table:table-cell>
          <table:table-cell office:value-type="string" table:style-name="ce1">
            <text:p>CAÑO AZUL COLORADO<text:s text:c="12"/></text:p>
          </table:table-cell>
          <table:table-cell office:value-type="float" office:value="643" table:style-name="ce1">
            <text:p>643</text:p>
          </table:table-cell>
          <table:table-cell table:number-columns-repeated="16381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HONDURAS<text:s text:c="22"/>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string" table:style-name="ce1">
            <text:p>MATANZAS<text:s text:c="22"/></text:p>
          </table:table-cell>
          <table:table-cell office:value-type="float" office:value="602" table:style-name="ce1">
            <text:p>602</text:p>
          </table:table-cell>
          <table:table-cell table:number-columns-repeated="16381"/>
        </table:table-row>
        <table:table-row table:style-name="ro1">
          <table:table-cell office:value-type="float" office:value="8186" table:style-name="ce1">
            <text:p>8186</text:p>
          </table:table-cell>
          <table:table-cell office:value-type="string" table:style-name="ce1">
            <text:p>YABACAO<text:s text:c="23"/></text:p>
          </table:table-cell>
          <table:table-cell office:value-type="float" office:value="647" table:style-name="ce1">
            <text:p>647</text:p>
          </table:table-cell>
          <table:table-cell table:number-columns-repeated="1638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PATAO<text:s text:c="25"/>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DEMAJAGUAL<text:s text:c="20"/>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UNIJICA<text:s text:c="23"/>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LA GUAMA DE GUANABANO<text:s text:c="9"/>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5057" table:style-name="ce1">
            <text:p>5057</text:p>
          </table:table-cell>
          <table:table-cell office:value-type="string" table:style-name="ce1">
            <text:p>LOS MICHES<text:s text:c="20"/>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037" table:style-name="ce1">
            <text:p>8037</text:p>
          </table:table-cell>
          <table:table-cell office:value-type="string" table:style-name="ce1">
            <text:p>ZONA URBANA<text:s text:c="19"/></text:p>
          </table:table-cell>
          <table:table-cell office:value-type="float" office:value="206" table:style-name="ce1">
            <text:p>206</text:p>
          </table:table-cell>
          <table:table-cell table:number-columns-repeated="16381"/>
        </table:table-row>
        <table:table-row table:style-name="ro1">
          <table:table-cell office:value-type="float" office:value="5041" table:style-name="ce1">
            <text:p>5041</text:p>
          </table:table-cell>
          <table:table-cell office:value-type="string" table:style-name="ce1">
            <text:p>MONCION<text:s text:c="23"/>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float" office:value="5054" table:style-name="ce1">
            <text:p>5054</text:p>
          </table:table-cell>
          <table:table-cell office:value-type="string" table:style-name="ce1">
            <text:p>EL PINO<text:s text:c="23"/>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1">
            <text:p>SABANA GRANDE ABAJO<text:s text:c="11"/>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float" office:value="5035" table:style-name="ce1">
            <text:p>5035</text:p>
          </table:table-cell>
          <table:table-cell office:value-type="string" table:style-name="ce1">
            <text:p>ZONA RURAL<text:s text:c="20"/>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float" office:value="5046" table:style-name="ce1">
            <text:p>5046</text:p>
          </table:table-cell>
          <table:table-cell office:value-type="string" table:style-name="ce1">
            <text:p>MANGATE<text:s text:c="23"/>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5047" table:style-name="ce1">
            <text:p>5047</text:p>
          </table:table-cell>
          <table:table-cell office:value-type="string" table:style-name="ce1">
            <text:p>LA CANTERA<text:s text:c="20"/>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8081" table:style-name="ce1">
            <text:p>8081</text:p>
          </table:table-cell>
          <table:table-cell office:value-type="string" table:style-name="ce1">
            <text:p>YASICA ARRIBA<text:s text:c="17"/></text:p>
          </table:table-cell>
          <table:table-cell office:value-type="float" office:value="603" table:style-name="ce1">
            <text:p>603</text:p>
          </table:table-cell>
          <table:table-cell table:number-columns-repeated="16381"/>
        </table:table-row>
        <table:table-row table:style-name="ro1">
          <table:table-cell office:value-type="float" office:value="5060" table:style-name="ce1">
            <text:p>5060</text:p>
          </table:table-cell>
          <table:table-cell office:value-type="string" table:style-name="ce1">
            <text:p>EL POCITO<text:s text:c="21"/>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RANCHITO DE LOS VARGAS<text:s text:c="8"/>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1">
            <text:p>EL FUNDO<text:s text:c="22"/>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float" office:value="8169" table:style-name="ce1">
            <text:p>8169</text:p>
          </table:table-cell>
          <table:table-cell office:value-type="string" table:style-name="ce1">
            <text:p>LA CAPILLA<text:s text:c="20"/></text:p>
          </table:table-cell>
          <table:table-cell office:value-type="float" office:value="643" table:style-name="ce1">
            <text:p>643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LICEY<text:s text:c="25"/>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CAMARONES<text:s text:c="21"/>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LOS CONUCOS<text:s text:c="19"/>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EL COPEY<text:s text:c="22"/>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LAS PEÑAS<text:s text:c="21"/>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JUAN GOMEZ<text:s text:c="20"/>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CLAVELLINA<text:s text:c="20"/>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8027" table:style-name="ce1">
            <text:p>8027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18" table:style-name="ce1">
            <text:p>618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LA GORRA<text:s text:c="22"/>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HATO DEL MEDIO ARRIBA<text:s text:c="9"/>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8336" table:style-name="ce1">
            <text:p>8336</text:p>
          </table:table-cell>
          <table:table-cell office:value-type="string" table:style-name="ce1">
            <text:p>EL AHOGADO<text:s text:c="20"/></text:p>
          </table:table-cell>
          <table:table-cell office:value-type="float" office:value="621" table:style-name="ce1">
            <text:p>621</text:p>
          </table:table-cell>
          <table:table-cell table:number-columns-repeated="1638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LA MAGDALENA<text:s text:c="18"/>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5094" table:style-name="ce1">
            <text:p>5094</text:p>
          </table:table-cell>
          <table:table-cell office:value-type="string" table:style-name="ce1">
            <text:p>PILOTO<text:s text:c="24"/></text:p>
          </table:table-cell>
          <table:table-cell office:value-type="float" office:value="195" table:style-name="ce1">
            <text:p>195</text:p>
          </table:table-cell>
          <table:table-cell table:number-columns-repeated="16381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ZONA URBANA<text:s text:c="19"/>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SANTA CRUZ<text:s text:c="20"/>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LOMA DE CASTAÑUELAS<text:s text:c="11"/>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1">
            <text:p>LAS CAOBAS<text:s text:c="20"/>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95" table:style-name="ce1">
            <text:p>195</text:p>
          </table:table-cell>
          <table:table-cell table:number-columns-repeated="16381"/>
        </table:table-row>
        <table:table-row table:style-name="ro1">
          <table:table-cell office:value-type="float" office:value="5037" table:style-name="ce1">
            <text:p>5037</text:p>
          </table:table-cell>
          <table:table-cell office:value-type="string" table:style-name="ce1">
            <text:p>BORUCO<text:s text:c="24"/></text:p>
          </table:table-cell>
          <table:table-cell office:value-type="float" office:value="204" table:style-name="ce1">
            <text:p>204</text:p>
          </table:table-cell>
          <table:table-cell table:number-columns-repeated="16381"/>
        </table:table-row>
        <table:table-row table:style-name="ro1">
          <table:table-cell office:value-type="float" office:value="5038" table:style-name="ce1">
            <text:p>5038</text:p>
          </table:table-cell>
          <table:table-cell office:value-type="string" table:style-name="ce1">
            <text:p>CAÑEO<text:s text:c="25"/>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1">
          <table:table-cell office:value-type="float" office:value="5040" table:style-name="ce1">
            <text:p>5040</text:p>
          </table:table-cell>
          <table:table-cell office:value-type="string" table:style-name="ce1">
            <text:p>GUANAL<text:s text:c="24"/>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string" table:style-name="ce1">
            <text:p>PALMAR ABAJO<text:s text:c="18"/>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float" office:value="8126" table:style-name="ce1">
            <text:p>8126</text:p>
          </table:table-cell>
          <table:table-cell office:value-type="string" table:style-name="ce1">
            <text:p>EL CANAL MAYOR<text:s text:c="16"/></text:p>
          </table:table-cell>
          <table:table-cell office:value-type="float" office:value="633" table:style-name="ce1">
            <text:p>633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EL RODEO<text:s text:c="22"/>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string" table:style-name="ce1">
            <text:p>PEREZ<text:s text:c="25"/>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string" table:style-name="ce1">
            <text:p>PALMAR GRANDE<text:s text:c="17"/>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string" table:style-name="ce1">
            <text:p>SABALLO<text:s text:c="23"/>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string" table:style-name="ce1">
            <text:p>LOS LLANOS<text:s text:c="20"/>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EL CARRIZAL<text:s text:c="19"/>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1">
            <text:p>BATERO<text:s text:c="24"/>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float" office:value="8031" table:style-name="ce1">
            <text:p>8031</text:p>
          </table:table-cell>
          <table:table-cell office:value-type="string" table:style-name="ce1">
            <text:p>LA PEÑITA ABAJO<text:s text:c="15"/></text:p>
          </table:table-cell>
          <table:table-cell office:value-type="float" office:value="619" table:style-name="ce1">
            <text:p>619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MANUEL BUENO<text:s text:c="18"/></text:p>
          </table:table-cell>
          <table:table-cell office:value-type="float" office:value="206" table:style-name="ce1">
            <text:p>206</text:p>
          </table:table-cell>
          <table:table-cell table:number-columns-repeated="16381"/>
        </table:table-row>
        <table:table-row table:style-name="ro1">
          <table:table-cell office:value-type="float" office:value="8032" table:style-name="ce1">
            <text:p>8032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20" table:style-name="ce1">
            <text:p>620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EL AGUACATE<text:s text:c="19"/>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028" table:style-name="ce1">
            <text:p>8028</text:p>
          </table:table-cell>
          <table:table-cell office:value-type="string" table:style-name="ce1">
            <text:p>LA VIGIA<text:s text:c="22"/></text:p>
          </table:table-cell>
          <table:table-cell office:value-type="float" office:value="618" table:style-name="ce1">
            <text:p>618</text:p>
          </table:table-cell>
          <table:table-cell table:number-columns-repeated="16381"/>
        </table:table-row>
        <table:table-row table:style-name="ro1">
          <table:table-cell office:value-type="float" office:value="8333" table:style-name="ce1">
            <text:p>8333</text:p>
          </table:table-cell>
          <table:table-cell office:value-type="string" table:style-name="ce1">
            <text:p>ARROYO TORO<text:s text:c="19"/></text:p>
          </table:table-cell>
          <table:table-cell office:value-type="float" office:value="678" table:style-name="ce1">
            <text:p>678</text:p>
          </table:table-cell>
          <table:table-cell table:number-columns-repeated="16381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ZONA URBANA<text:s text:c="19"/>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BAYACANES<text:s text:c="21"/>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144" table:style-name="ce1">
            <text:p>8144</text:p>
          </table:table-cell>
          <table:table-cell office:value-type="string" table:style-name="ce1">
            <text:p>EL BOTAO<text:s text:c="22"/></text:p>
          </table:table-cell>
          <table:table-cell office:value-type="float" office:value="638" table:style-name="ce1">
            <text:p>638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VACA GORDA<text:s text:c="20"/>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LA CEIBA<text:s text:c="22"/>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243" table:style-name="ce1">
            <text:p>8243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59" table:style-name="ce1">
            <text:p>659</text:p>
          </table:table-cell>
          <table:table-cell table:number-columns-repeated="16381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SAN MIGUEL<text:s text:c="20"/>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float" office:value="8123" table:style-name="ce1">
            <text:p>8123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33" table:style-name="ce1">
            <text:p>633</text:p>
          </table:table-cell>
          <table:table-cell table:number-columns-repeated="16381"/>
        </table:table-row>
        <table:table-row table:style-name="ro1">
          <table:table-cell office:value-type="float" office:value="8125" table:style-name="ce1">
            <text:p>8125</text:p>
          </table:table-cell>
          <table:table-cell office:value-type="string" table:style-name="ce1">
            <text:p>LA PIEDRA<text:s text:c="21"/></text:p>
          </table:table-cell>
          <table:table-cell office:value-type="float" office:value="633" table:style-name="ce1">
            <text:p>633</text:p>
          </table:table-cell>
          <table:table-cell table:number-columns-repeated="16381"/>
        </table:table-row>
        <table:table-row table:style-name="ro1">
          <table:table-cell office:value-type="float" office:value="8175" table:style-name="ce1">
            <text:p>8175</text:p>
          </table:table-cell>
          <table:table-cell office:value-type="string" table:style-name="ce1">
            <text:p>HOYO DE JAYA<text:s text:c="18"/></text:p>
          </table:table-cell>
          <table:table-cell office:value-type="float" office:value="645" table:style-name="ce1">
            <text:p>645</text:p>
          </table:table-cell>
          <table:table-cell table:number-columns-repeated="16381"/>
        </table:table-row>
        <table:table-row table:style-name="ro1">
          <table:table-cell office:value-type="float" office:value="8278" table:style-name="ce1">
            <text:p>8278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72" table:style-name="ce1">
            <text:p>672</text:p>
          </table:table-cell>
          <table:table-cell table:number-columns-repeated="1638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LA JAGUITA<text:s text:c="20"/>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EL PAPAYO<text:s text:c="21"/>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MATA PUERCO<text:s text:c="19"/>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8167" table:style-name="ce1">
            <text:p>8167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43" table:style-name="ce1">
            <text:p>643</text:p>
          </table:table-cell>
          <table:table-cell table:number-columns-repeated="16381"/>
        </table:table-row>
        <table:table-row table:style-name="ro1">
          <table:table-cell office:value-type="float" office:value="8171" table:style-name="ce1">
            <text:p>8171</text:p>
          </table:table-cell>
          <table:table-cell office:value-type="string" table:style-name="ce1">
            <text:p>LOS LIMONES<text:s text:c="19"/></text:p>
          </table:table-cell>
          <table:table-cell office:value-type="float" office:value="644" table:style-name="ce1">
            <text:p>644</text:p>
          </table:table-cell>
          <table:table-cell table:number-columns-repeated="16381"/>
        </table:table-row>
        <table:table-row table:style-name="ro1">
          <table:table-cell office:value-type="float" office:value="8172" table:style-name="ce1">
            <text:p>8172</text:p>
          </table:table-cell>
          <table:table-cell office:value-type="string" table:style-name="ce1">
            <text:p>MADRE VIEJA<text:s text:c="19"/></text:p>
          </table:table-cell>
          <table:table-cell office:value-type="float" office:value="644" table:style-name="ce1">
            <text:p>644</text:p>
          </table:table-cell>
          <table:table-cell table:number-columns-repeated="1638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LAS CORCOBAS<text:s text:c="18"/>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162" table:style-name="ce1">
            <text:p>8162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42" table:style-name="ce1">
            <text:p>642</text:p>
          </table:table-cell>
          <table:table-cell table:number-columns-repeated="16381"/>
        </table:table-row>
        <table:table-row table:style-name="ro1">
          <table:table-cell office:value-type="float" office:value="8153" table:style-name="ce1">
            <text:p>8153</text:p>
          </table:table-cell>
          <table:table-cell office:value-type="string" table:style-name="ce1">
            <text:p>BOBA<text:s text:c="26"/></text:p>
          </table:table-cell>
          <table:table-cell office:value-type="float" office:value="640" table:style-name="ce1">
            <text:p>640</text:p>
          </table:table-cell>
          <table:table-cell table:number-columns-repeated="1638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LOS INDIOS<text:s text:c="20"/>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8164" table:style-name="ce1">
            <text:p>8164</text:p>
          </table:table-cell>
          <table:table-cell office:value-type="string" table:style-name="ce1">
            <text:p>SAN ISIDRO<text:s text:c="20"/></text:p>
          </table:table-cell>
          <table:table-cell office:value-type="float" office:value="642" table:style-name="ce1">
            <text:p>642</text:p>
          </table:table-cell>
          <table:table-cell table:number-columns-repeated="16381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string" table:style-name="ce1">
            <text:p>LA CUEVA<text:s text:c="22"/>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LAS CARRERAS<text:s text:c="18"/>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8130" table:style-name="ce1">
            <text:p>8130</text:p>
          </table:table-cell>
          <table:table-cell office:value-type="string" table:style-name="ce1">
            <text:p>LA CRUZ DE ANGELINA<text:s text:c="11"/></text:p>
          </table:table-cell>
          <table:table-cell office:value-type="float" office:value="634" table:style-name="ce1">
            <text:p>634</text:p>
          </table:table-cell>
          <table:table-cell table:number-columns-repeated="16381"/>
        </table:table-row>
        <table:table-row table:style-name="ro1">
          <table:table-cell office:value-type="float" office:value="8114" table:style-name="ce1">
            <text:p>8114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31" table:style-name="ce1">
            <text:p>631</text:p>
          </table:table-cell>
          <table:table-cell table:number-columns-repeated="16381"/>
        </table:table-row>
        <table:table-row table:style-name="ro1">
          <table:table-cell office:value-type="float" office:value="8117" table:style-name="ce1">
            <text:p>8117</text:p>
          </table:table-cell>
          <table:table-cell office:value-type="string" table:style-name="ce1">
            <text:p>LOS CABORIES<text:s text:c="18"/></text:p>
          </table:table-cell>
          <table:table-cell office:value-type="float" office:value="631" table:style-name="ce1">
            <text:p>631</text:p>
          </table:table-cell>
          <table:table-cell table:number-columns-repeated="16381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CASTAÑUELAS (LOZANO)<text:s text:c="10"/>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8131" table:style-name="ce1">
            <text:p>8131</text:p>
          </table:table-cell>
          <table:table-cell office:value-type="string" table:style-name="ce1">
            <text:p>EL LIMONCITO<text:s text:c="18"/></text:p>
          </table:table-cell>
          <table:table-cell office:value-type="float" office:value="634" table:style-name="ce1">
            <text:p>634</text:p>
          </table:table-cell>
          <table:table-cell table:number-columns-repeated="16381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string" table:style-name="ce1">
            <text:p>LOS COROZOS<text:s text:c="19"/>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LOS YAYALES<text:s text:c="19"/>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8121" table:style-name="ce1">
            <text:p>8121</text:p>
          </table:table-cell>
          <table:table-cell office:value-type="string" table:style-name="ce1">
            <text:p>CHACUEY<text:s text:c="23"/></text:p>
          </table:table-cell>
          <table:table-cell office:value-type="float" office:value="632" table:style-name="ce1">
            <text:p>632</text:p>
          </table:table-cell>
          <table:table-cell table:number-columns-repeated="16381"/>
        </table:table-row>
        <table:table-row table:style-name="ro1">
          <table:table-cell office:value-type="float" office:value="8129" table:style-name="ce1">
            <text:p>8129</text:p>
          </table:table-cell>
          <table:table-cell office:value-type="string" table:style-name="ce1">
            <text:p>PADRE FANTINO<text:s text:c="17"/></text:p>
          </table:table-cell>
          <table:table-cell office:value-type="float" office:value="634" table:style-name="ce1">
            <text:p>634</text:p>
          </table:table-cell>
          <table:table-cell table:number-columns-repeated="16381"/>
        </table:table-row>
        <table:table-row table:style-name="ro1">
          <table:table-cell office:value-type="float" office:value="8205" table:style-name="ce1">
            <text:p>8205</text:p>
          </table:table-cell>
          <table:table-cell office:value-type="string" table:style-name="ce1">
            <text:p>LA CULATA<text:s text:c="21"/></text:p>
          </table:table-cell>
          <table:table-cell office:value-type="float" office:value="651" table:style-name="ce1">
            <text:p>651</text:p>
          </table:table-cell>
          <table:table-cell table:number-columns-repeated="1638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TAVERA ABAJO<text:s text:c="18"/>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EL CAFE<text:s text:c="23"/>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LA ENTRADA<text:s text:c="20"/>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string" table:style-name="ce1">
            <text:p>RINCON DE YUBOA<text:s text:c="15"/>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float" office:value="8203" table:style-name="ce1">
            <text:p>8203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51" table:style-name="ce1">
            <text:p>651</text:p>
          </table:table-cell>
          <table:table-cell table:number-columns-repeated="16381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JAMAO AL NORTE<text:s text:c="16"/>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LAS GORDAS<text:s text:c="20"/>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CRUCE DE RINCON<text:s text:c="15"/>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string" table:style-name="ce1">
            <text:p>MADRE VIEJA<text:s text:c="19"/>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ACOSTA<text:s text:c="24"/>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1">
            <text:p>MAJAGUAL<text:s text:c="22"/>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1">
            <text:p>LAS GARITAS<text:s text:c="19"/>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string" table:style-name="ce1">
            <text:p>QUEBRADA HONDA<text:s text:c="16"/>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1">
          <table:table-cell office:value-type="float" office:value="8316" table:style-name="ce1">
            <text:p>8316</text:p>
          </table:table-cell>
          <table:table-cell office:value-type="string" table:style-name="ce1">
            <text:p>LOS CORRALES<text:s text:c="18"/>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8035" table:style-name="ce1">
            <text:p>8035</text:p>
          </table:table-cell>
          <table:table-cell office:value-type="string" table:style-name="ce1">
            <text:p>LA PIÑA<text:s text:c="23"/></text:p>
          </table:table-cell>
          <table:table-cell office:value-type="float" office:value="620" table:style-name="ce1">
            <text:p>620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CHACUEY<text:s text:c="23"/>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5072" table:style-name="ce1">
            <text:p>5072</text:p>
          </table:table-cell>
          <table:table-cell office:value-type="string" table:style-name="ce1">
            <text:p>ESTANCIA NUEVA<text:s text:c="16"/>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5074" table:style-name="ce1">
            <text:p>5074</text:p>
          </table:table-cell>
          <table:table-cell office:value-type="string" table:style-name="ce1">
            <text:p>POTRERO HONDIDERA<text:s text:c="13"/>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ZAFARRAYA<text:s text:c="21"/>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8215" table:style-name="ce1">
            <text:p>8215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09" table:style-name="ce1">
            <text:p>609</text:p>
          </table:table-cell>
          <table:table-cell table:number-columns-repeated="16381"/>
        </table:table-row>
        <table:table-row table:style-name="ro1">
          <table:table-cell office:value-type="float" office:value="8245" table:style-name="ce1">
            <text:p>8245</text:p>
          </table:table-cell>
          <table:table-cell office:value-type="string" table:style-name="ce1">
            <text:p>BUENA VISTA<text:s text:c="19"/></text:p>
          </table:table-cell>
          <table:table-cell office:value-type="float" office:value="612" table:style-name="ce1">
            <text:p>612</text:p>
          </table:table-cell>
          <table:table-cell table:number-columns-repeated="16381"/>
        </table:table-row>
        <table:table-row table:style-name="ro1">
          <table:table-cell office:value-type="float" office:value="8247" table:style-name="ce1">
            <text:p>8247</text:p>
          </table:table-cell>
          <table:table-cell office:value-type="string" table:style-name="ce1">
            <text:p>HATILLO<text:s text:c="23"/></text:p>
          </table:table-cell>
          <table:table-cell office:value-type="float" office:value="612" table:style-name="ce1">
            <text:p>612</text:p>
          </table:table-cell>
          <table:table-cell table:number-columns-repeated="16381"/>
        </table:table-row>
        <table:table-row table:style-name="ro1">
          <table:table-cell office:value-type="float" office:value="8242" table:style-name="ce1">
            <text:p>8242</text:p>
          </table:table-cell>
          <table:table-cell office:value-type="string" table:style-name="ce1">
            <text:p>EL CONVENTO<text:s text:c="19"/></text:p>
          </table:table-cell>
          <table:table-cell office:value-type="float" office:value="658" table:style-name="ce1">
            <text:p>658</text:p>
          </table:table-cell>
          <table:table-cell table:number-columns-repeated="16381"/>
        </table:table-row>
        <table:table-row table:style-name="ro1">
          <table:table-cell office:value-type="float" office:value="8302" table:style-name="ce1">
            <text:p>8302</text:p>
          </table:table-cell>
          <table:table-cell office:value-type="string" table:style-name="ce1">
            <text:p>LA CRUZ DE MARIA FRANCISCA<text:s text:c="4"/></text:p>
          </table:table-cell>
          <table:table-cell office:value-type="float" office:value="660" table:style-name="ce1">
            <text:p>660</text:p>
          </table:table-cell>
          <table:table-cell table:number-columns-repeated="16381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CARBONERA<text:s text:c="21"/>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8216" table:style-name="ce1">
            <text:p>8216</text:p>
          </table:table-cell>
          <table:table-cell office:value-type="string" table:style-name="ce1">
            <text:p>LAS GUAZUMAS<text:s text:c="18"/></text:p>
          </table:table-cell>
          <table:table-cell office:value-type="float" office:value="609" table:style-name="ce1">
            <text:p>609</text:p>
          </table:table-cell>
          <table:table-cell table:number-columns-repeated="16381"/>
        </table:table-row>
        <table:table-row table:style-name="ro1">
          <table:table-cell office:value-type="float" office:value="5083" table:style-name="ce1">
            <text:p>5083</text:p>
          </table:table-cell>
          <table:table-cell office:value-type="string" table:style-name="ce1">
            <text:p>JUAN LOPEZ ARRIBA<text:s text:c="13"/>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string" table:style-name="ce1">
            <text:p>LA ALTAGRACIA<text:s text:c="17"/>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1">
          <table:table-cell office:value-type="float" office:value="8244" table:style-name="ce1">
            <text:p>8244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12" table:style-name="ce1">
            <text:p>612</text:p>
          </table:table-cell>
          <table:table-cell table:number-columns-repeated="16381"/>
        </table:table-row>
        <table:table-row table:style-name="ro1">
          <table:table-cell office:value-type="float" office:value="5069" table:style-name="ce1">
            <text:p>5069</text:p>
          </table:table-cell>
          <table:table-cell office:value-type="string" table:style-name="ce1">
            <text:p>VILLA VASQUEZ<text:s text:c="17"/>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5063" table:style-name="ce1">
            <text:p>5063</text:p>
          </table:table-cell>
          <table:table-cell office:value-type="string" table:style-name="ce1">
            <text:p>LOS JUNCOS<text:s text:c="20"/>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string" table:style-name="ce1">
            <text:p>CABIA<text:s text:c="25"/>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LAS CANAS<text:s text:c="21"/>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BACUI ARRIBA<text:s text:c="18"/>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float" office:value="5064" table:style-name="ce1">
            <text:p>5064</text:p>
          </table:table-cell>
          <table:table-cell office:value-type="string" table:style-name="ce1">
            <text:p>TORO CENIZO<text:s text:c="19"/>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JUANA DIAZ<text:s text:c="20"/>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5070" table:style-name="ce1">
            <text:p>5070</text:p>
          </table:table-cell>
          <table:table-cell office:value-type="string" table:style-name="ce1">
            <text:p>LA CANELA<text:s text:c="21"/>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string" table:style-name="ce1">
            <text:p>PONTEZUELA AL MEDIO<text:s text:c="11"/>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float" office:value="5052" table:style-name="ce1">
            <text:p>5052</text:p>
          </table:table-cell>
          <table:table-cell office:value-type="string" table:style-name="ce1">
            <text:p>BARRIO NUEVO<text:s text:c="18"/>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float" office:value="8082" table:style-name="ce1">
            <text:p>8082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25" table:style-name="ce1">
            <text:p>625</text:p>
          </table:table-cell>
          <table:table-cell table:number-columns-repeated="1638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LA DESCUBIERTA<text:s text:c="16"/>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5071" table:style-name="ce1">
            <text:p>5071</text:p>
          </table:table-cell>
          <table:table-cell office:value-type="string" table:style-name="ce1">
            <text:p>SANTA ROSA<text:s text:c="20"/>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5068" table:style-name="ce1">
            <text:p>5068</text:p>
          </table:table-cell>
          <table:table-cell office:value-type="string" table:style-name="ce1">
            <text:p>LOS ARROYOS<text:s text:c="19"/>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SABANA GRANDE DE BATEY 1<text:s text:c="6"/>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string" table:style-name="ce1">
            <text:p>LA GINITA<text:s text:c="21"/>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CEIBA DE LOS PAJAROS<text:s text:c="10"/>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8087" table:style-name="ce1">
            <text:p>8087</text:p>
          </table:table-cell>
          <table:table-cell office:value-type="string" table:style-name="ce1">
            <text:p>LAS AVISPAS<text:s text:c="19"/></text:p>
          </table:table-cell>
          <table:table-cell office:value-type="float" office:value="625" table:style-name="ce1">
            <text:p>625</text:p>
          </table:table-cell>
          <table:table-cell table:number-columns-repeated="16381"/>
        </table:table-row>
        <table:table-row table:style-name="ro1">
          <table:table-cell office:value-type="float" office:value="8086" table:style-name="ce1">
            <text:p>8086</text:p>
          </table:table-cell>
          <table:table-cell office:value-type="string" table:style-name="ce1">
            <text:p>LOS TEJADA<text:s text:c="20"/></text:p>
          </table:table-cell>
          <table:table-cell office:value-type="float" office:value="625" table:style-name="ce1">
            <text:p>625</text:p>
          </table:table-cell>
          <table:table-cell table:number-columns-repeated="1638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SAN BARTOLO<text:s text:c="19"/>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MARMOLEJOS<text:s text:c="20"/>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float" office:value="8014" table:style-name="ce1">
            <text:p>8014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06" table:style-name="ce1">
            <text:p>606</text:p>
          </table:table-cell>
          <table:table-cell table:number-columns-repeated="16381"/>
        </table:table-row>
        <table:table-row table:style-name="ro1">
          <table:table-cell office:value-type="float" office:value="8293" table:style-name="ce1">
            <text:p>8293</text:p>
          </table:table-cell>
          <table:table-cell office:value-type="string" table:style-name="ce1">
            <text:p>PARA LIMON<text:s text:c="20"/>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8173" table:style-name="ce1">
            <text:p>8173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45" table:style-name="ce1">
            <text:p>645</text:p>
          </table:table-cell>
          <table:table-cell table:number-columns-repeated="1638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LA CEIBA DE MADERA<text:s text:c="12"/>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PONTON<text:s text:c="24"/>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083" table:style-name="ce1">
            <text:p>8083</text:p>
          </table:table-cell>
          <table:table-cell office:value-type="string" table:style-name="ce1">
            <text:p>MAIMON<text:s text:c="24"/></text:p>
          </table:table-cell>
          <table:table-cell office:value-type="float" office:value="625" table:style-name="ce1">
            <text:p>625</text:p>
          </table:table-cell>
          <table:table-cell table:number-columns-repeated="16381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string" table:style-name="ce1">
            <text:p>CANDELON<text:s text:c="22"/>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ZONA URBANA<text:s text:c="19"/>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RIO VERDE ARRIBA<text:s text:c="14"/>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ARROYO HONDO ARRIBA<text:s text:c="11"/>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RIO VERDE ABAJO<text:s text:c="15"/>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string" table:style-name="ce1">
            <text:p>EL VERDE<text:s text:c="22"/>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PEDREGAL<text:s text:c="22"/>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8287" table:style-name="ce1">
            <text:p>8287</text:p>
          </table:table-cell>
          <table:table-cell office:value-type="string" table:style-name="ce1">
            <text:p>LOS PLATANOS<text:s text:c="18"/></text:p>
          </table:table-cell>
          <table:table-cell office:value-type="float" office:value="674" table:style-name="ce1">
            <text:p>674</text:p>
          </table:table-cell>
          <table:table-cell table:number-columns-repeated="16381"/>
        </table:table-row>
        <table:table-row table:style-name="ro1">
          <table:table-cell office:value-type="float" office:value="8250" table:style-name="ce1">
            <text:p>8250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60" table:style-name="ce1">
            <text:p>660</text:p>
          </table:table-cell>
          <table:table-cell table:number-columns-repeated="16381"/>
        </table:table-row>
        <table:table-row table:style-name="ro1">
          <table:table-cell office:value-type="float" office:value="8166" table:style-name="ce1">
            <text:p>8166</text:p>
          </table:table-cell>
          <table:table-cell office:value-type="string" table:style-name="ce1">
            <text:p>SAN RAFAEL<text:s text:c="20"/></text:p>
          </table:table-cell>
          <table:table-cell office:value-type="float" office:value="642" table:style-name="ce1">
            <text:p>642</text:p>
          </table:table-cell>
          <table:table-cell table:number-columns-repeated="16381"/>
        </table:table-row>
        <table:table-row table:style-name="ro1">
          <table:table-cell office:value-type="float" office:value="5027" table:style-name="ce1">
            <text:p>5027</text:p>
          </table:table-cell>
          <table:table-cell office:value-type="string" table:style-name="ce1">
            <text:p>EL JAMO<text:s text:c="23"/>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8163" table:style-name="ce1">
            <text:p>8163</text:p>
          </table:table-cell>
          <table:table-cell office:value-type="string" table:style-name="ce1">
            <text:p>BAOBA DEL PINAL<text:s text:c="15"/></text:p>
          </table:table-cell>
          <table:table-cell office:value-type="float" office:value="642" table:style-name="ce1">
            <text:p>642</text:p>
          </table:table-cell>
          <table:table-cell table:number-columns-repeated="16381"/>
        </table:table-row>
        <table:table-row table:style-name="ro1">
          <table:table-cell office:value-type="float" office:value="5059" table:style-name="ce1">
            <text:p>5059</text:p>
          </table:table-cell>
          <table:table-cell office:value-type="string" table:style-name="ce1">
            <text:p>GUAUCI<text:s text:c="24"/>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string" table:style-name="ce1">
            <text:p>LA ISABELA<text:s text:c="20"/>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LOS CACAOS<text:s text:c="20"/>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TELANZA<text:s text:c="23"/>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RANCHO DE LOS PLATANOS<text:s text:c="8"/>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8060" table:style-name="ce1">
            <text:p>8060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22" table:style-name="ce1">
            <text:p>622</text:p>
          </table:table-cell>
          <table:table-cell table:number-columns-repeated="16381"/>
        </table:table-row>
        <table:table-row table:style-name="ro1">
          <table:table-cell office:value-type="float" office:value="8095" table:style-name="ce1">
            <text:p>8095</text:p>
          </table:table-cell>
          <table:table-cell office:value-type="string" table:style-name="ce1">
            <text:p>BELLOSO<text:s text:c="23"/></text:p>
          </table:table-cell>
          <table:table-cell office:value-type="float" office:value="607" table:style-name="ce1">
            <text:p>607</text:p>
          </table:table-cell>
          <table:table-cell table:number-columns-repeated="16381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string" table:style-name="ce1">
            <text:p>PALO QUEMADO<text:s text:c="18"/>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string" table:style-name="ce1">
            <text:p>ESTANCIA DEL YAQUE<text:s text:c="12"/>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1">
            <text:p>ABADESA<text:s text:c="23"/>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1">
            <text:p>ZAMBRANA ABAJO<text:s text:c="16"/>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float" office:value="8033" table:style-name="ce1">
            <text:p>8033</text:p>
          </table:table-cell>
          <table:table-cell office:value-type="string" table:style-name="ce1">
            <text:p>PINAR CLARO<text:s text:c="19"/></text:p>
          </table:table-cell>
          <table:table-cell office:value-type="float" office:value="620" table:style-name="ce1">
            <text:p>620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LA POCILGA<text:s text:c="20"/>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8068" table:style-name="ce1">
            <text:p>8068</text:p>
          </table:table-cell>
          <table:table-cell office:value-type="string" table:style-name="ce1">
            <text:p>ENTRADA DE POZO PRIETO<text:s text:c="8"/></text:p>
          </table:table-cell>
          <table:table-cell office:value-type="float" office:value="207" table:style-name="ce1">
            <text:p>207</text:p>
          </table:table-cell>
          <table:table-cell table:number-columns-repeated="16381"/>
        </table:table-row>
        <table:table-row table:style-name="ro1">
          <table:table-cell office:value-type="float" office:value="5079" table:style-name="ce1">
            <text:p>5079</text:p>
          </table:table-cell>
          <table:table-cell office:value-type="string" table:style-name="ce1">
            <text:p>BAO<text:s text:c="27"/>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float" office:value="8211" table:style-name="ce1">
            <text:p>8211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53" table:style-name="ce1">
            <text:p>653</text:p>
          </table:table-cell>
          <table:table-cell table:number-columns-repeated="16381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string" table:style-name="ce1">
            <text:p>YASICA<text:s text:c="24"/>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float" office:value="8100" table:style-name="ce1">
            <text:p>8100</text:p>
          </table:table-cell>
          <table:table-cell office:value-type="string" table:style-name="ce1">
            <text:p>LA CATALINA<text:s text:c="19"/></text:p>
          </table:table-cell>
          <table:table-cell office:value-type="float" office:value="604" table:style-name="ce1">
            <text:p>604</text:p>
          </table:table-cell>
          <table:table-cell table:number-columns-repeated="16381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CAMBIASO<text:s text:c="22"/>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float" office:value="8020" table:style-name="ce1">
            <text:p>8020</text:p>
          </table:table-cell>
          <table:table-cell office:value-type="string" table:style-name="ce1">
            <text:p>SABANETA DE YASICA<text:s text:c="12"/></text:p>
          </table:table-cell>
          <table:table-cell office:value-type="float" office:value="608" table:style-name="ce1">
            <text:p>608</text:p>
          </table:table-cell>
          <table:table-cell table:number-columns-repeated="16381"/>
        </table:table-row>
        <table:table-row table:style-name="ro1">
          <table:table-cell office:value-type="float" office:value="8021" table:style-name="ce1">
            <text:p>8021</text:p>
          </table:table-cell>
          <table:table-cell office:value-type="string" table:style-name="ce1">
            <text:p>LOS CANTABILLOS<text:s text:c="15"/></text:p>
          </table:table-cell>
          <table:table-cell office:value-type="float" office:value="608" table:style-name="ce1">
            <text:p>608</text:p>
          </table:table-cell>
          <table:table-cell table:number-columns-repeated="16381"/>
        </table:table-row>
        <table:table-row table:style-name="ro1">
          <table:table-cell office:value-type="float" office:value="8259" table:style-name="ce1">
            <text:p>8259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02" table:style-name="ce1">
            <text:p>602</text:p>
          </table:table-cell>
          <table:table-cell table:number-columns-repeated="1638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BUENA VISTA<text:s text:c="19"/>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8017" table:style-name="ce1">
            <text:p>8017</text:p>
          </table:table-cell>
          <table:table-cell office:value-type="string" table:style-name="ce1">
            <text:p>RINCON DE VERAGUA<text:s text:c="13"/></text:p>
          </table:table-cell>
          <table:table-cell office:value-type="float" office:value="616" table:style-name="ce1">
            <text:p>616</text:p>
          </table:table-cell>
          <table:table-cell table:number-columns-repeated="1638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COROCITO<text:s text:c="22"/>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RINCON HONDO<text:s text:c="18"/>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CALLEJON DE TILO<text:s text:c="14"/>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string" table:style-name="ce1">
            <text:p>TUBAGUA<text:s text:c="23"/>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ZONA URBANA<text:s text:c="19"/>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string" table:style-name="ce1">
            <text:p>ESCALERA<text:s text:c="22"/>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string" table:style-name="ce1">
            <text:p>PESCADO BOBO<text:s text:c="18"/>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GUAREY<text:s text:c="24"/>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string" table:style-name="ce1">
            <text:p>LA LOMOTA<text:s text:c="21"/>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float" office:value="5089" table:style-name="ce1">
            <text:p>5089</text:p>
          </table:table-cell>
          <table:table-cell office:value-type="string" table:style-name="ce1">
            <text:p>LOS INDIOS<text:s text:c="20"/></text:p>
          </table:table-cell>
          <table:table-cell office:value-type="float" office:value="194" table:style-name="ce1">
            <text:p>194</text:p>
          </table:table-cell>
          <table:table-cell table:number-columns-repeated="16381"/>
        </table:table-row>
        <table:table-row table:style-name="ro1">
          <table:table-cell office:value-type="float" office:value="8098" table:style-name="ce1">
            <text:p>8098</text:p>
          </table:table-cell>
          <table:table-cell office:value-type="string" table:style-name="ce1">
            <text:p>ARROYO AMARGO<text:s text:c="17"/></text:p>
          </table:table-cell>
          <table:table-cell office:value-type="float" office:value="626" table:style-name="ce1">
            <text:p>626</text:p>
          </table:table-cell>
          <table:table-cell table:number-columns-repeated="16381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string" table:style-name="ce1">
            <text:p>HOYA GRANDE<text:s text:c="19"/>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string" table:style-name="ce1">
            <text:p>RANCHO VIEJO<text:s text:c="18"/>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1">
          <table:table-cell office:value-type="float" office:value="8042" table:style-name="ce1">
            <text:p>8042</text:p>
          </table:table-cell>
          <table:table-cell office:value-type="string" table:style-name="ce1">
            <text:p>EL VIGIADOR<text:s text:c="19"/></text:p>
          </table:table-cell>
          <table:table-cell office:value-type="float" office:value="621" table:style-name="ce1">
            <text:p>621</text:p>
          </table:table-cell>
          <table:table-cell table:number-columns-repeated="16381"/>
        </table:table-row>
        <table:table-row table:style-name="ro1">
          <table:table-cell office:value-type="float" office:value="8236" table:style-name="ce1">
            <text:p>8236</text:p>
          </table:table-cell>
          <table:table-cell office:value-type="string" table:style-name="ce1">
            <text:p>EL BADEN<text:s text:c="22"/></text:p>
          </table:table-cell>
          <table:table-cell office:value-type="float" office:value="611" table:style-name="ce1">
            <text:p>611</text:p>
          </table:table-cell>
          <table:table-cell table:number-columns-repeated="16381"/>
        </table:table-row>
        <table:table-row table:style-name="ro1">
          <table:table-cell office:value-type="float" office:value="8234" table:style-name="ce1">
            <text:p>8234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11" table:style-name="ce1">
            <text:p>611</text:p>
          </table:table-cell>
          <table:table-cell table:number-columns-repeated="1638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LA FRONTERA<text:s text:c="19"/>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EL LIMON<text:s text:c="22"/>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LA SABANA<text:s text:c="21"/>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LOS RIVERA<text:s text:c="20"/>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LA ENEA<text:s text:c="23"/>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8151" table:style-name="ce1">
            <text:p>8151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40" table:style-name="ce1">
            <text:p>640</text:p>
          </table:table-cell>
          <table:table-cell table:number-columns-repeated="16381"/>
        </table:table-row>
        <table:table-row table:style-name="ro1">
          <table:table-cell office:value-type="float" office:value="8307" table:style-name="ce1">
            <text:p>8307</text:p>
          </table:table-cell>
          <table:table-cell office:value-type="string" table:style-name="ce1">
            <text:p>LICEY AL MEDIO<text:s text:c="16"/></text:p>
          </table:table-cell>
          <table:table-cell office:value-type="float" office:value="660" table:style-name="ce1">
            <text:p>660</text:p>
          </table:table-cell>
          <table:table-cell table:number-columns-repeated="16381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string" table:style-name="ce1">
            <text:p>EL MAMEY<text:s text:c="22"/>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1">
          <table:table-cell office:value-type="float" office:value="8089" table:style-name="ce1">
            <text:p>8089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05" table:style-name="ce1">
            <text:p>605</text:p>
          </table:table-cell>
          <table:table-cell table:number-columns-repeated="16381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BARRANCON<text:s text:c="21"/>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float" office:value="8251" table:style-name="ce1">
            <text:p>8251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61" table:style-name="ce1">
            <text:p>661</text:p>
          </table:table-cell>
          <table:table-cell table:number-columns-repeated="1638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EL JOBO<text:s text:c="23"/>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LAS CANAS<text:s text:c="21"/>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024" table:style-name="ce1">
            <text:p>8024</text:p>
          </table:table-cell>
          <table:table-cell office:value-type="string" table:style-name="ce1">
            <text:p>VISTA ALEGRE<text:s text:c="18"/></text:p>
          </table:table-cell>
          <table:table-cell office:value-type="float" office:value="606" table:style-name="ce1">
            <text:p>606</text:p>
          </table:table-cell>
          <table:table-cell table:number-columns-repeated="1638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PASO BAJITO<text:s text:c="19"/>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8330" table:style-name="ce1">
            <text:p>8330</text:p>
          </table:table-cell>
          <table:table-cell office:value-type="string" table:style-name="ce1">
            <text:p>RIO LIMPIO (D.M. ELIAS PIÑA)<text:s text:c="2"/>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329" table:style-name="ce1">
            <text:p>8329</text:p>
          </table:table-cell>
          <table:table-cell office:value-type="string" table:style-name="ce1">
            <text:p>CALLEJERO FICTICIO DE SECTOR M</text:p>
          </table:table-cell>
          <table:table-cell office:value-type="float" office:value="677" table:style-name="ce1">
            <text:p>677</text:p>
          </table:table-cell>
          <table:table-cell table:number-columns-repeated="16381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string" table:style-name="ce1">
            <text:p>GUATAPANAL<text:s text:c="20"/></text:p>
          </table:table-cell>
          <table:table-cell office:value-type="float" office:value="204" table:style-name="ce1">
            <text:p>204</text:p>
          </table:table-cell>
          <table:table-cell table:number-columns-repeated="16381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1">
            <text:p>LOMA DE MAIMON<text:s text:c="16"/></text:p>
          </table:table-cell>
          <table:table-cell office:value-type="float" office:value="196" table:style-name="ce1">
            <text:p>196</text:p>
          </table:table-cell>
          <table:table-cell table:number-columns-repeated="16381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string" table:style-name="ce1">
            <text:p>LOMA DEL AGUACATE<text:s text:c="13"/>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1">
          <table:table-cell office:value-type="float" office:value="90031" table:style-name="ce1">
            <text:p>90031</text:p>
          </table:table-cell>
          <table:table-cell office:value-type="string" table:style-name="ce1">
            <text:p>LA BALSA<text:s text:c="22"/>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1">
            <text:p>ESTANCIA VIEJA<text:s text:c="16"/>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float" office:value="8284" table:style-name="ce1">
            <text:p>8284</text:p>
          </table:table-cell>
          <table:table-cell office:value-type="string" table:style-name="ce1">
            <text:p>LA MINITA<text:s text:c="21"/></text:p>
          </table:table-cell>
          <table:table-cell office:value-type="float" office:value="673" table:style-name="ce1">
            <text:p>673</text:p>
          </table:table-cell>
          <table:table-cell table:number-columns-repeated="16381"/>
        </table:table-row>
        <table:table-row table:style-name="ro1">
          <table:table-cell office:value-type="float" office:value="8274" table:style-name="ce1">
            <text:p>8274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71" table:style-name="ce1">
            <text:p>671</text:p>
          </table:table-cell>
          <table:table-cell table:number-columns-repeated="16381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1">
            <text:p>SAN JOSE<text:s text:c="22"/>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string" table:style-name="ce1">
            <text:p>HATO VIEJO<text:s text:c="20"/>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1">
            <text:p>LOS CACAOS<text:s text:c="20"/>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1">
            <text:p>JUNCALITO ARRIBA<text:s text:c="14"/>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1">
            <text:p>LOS MARTINEZ<text:s text:c="18"/>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CEJA DEL JOBO<text:s text:c="17"/>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EL POZO<text:s text:c="23"/>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5082" table:style-name="ce1">
            <text:p>5082</text:p>
          </table:table-cell>
          <table:table-cell office:value-type="string" table:style-name="ce1">
            <text:p>LOS ROBLES<text:s text:c="20"/>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8352" table:style-name="ce1">
            <text:p>8352</text:p>
          </table:table-cell>
          <table:table-cell office:value-type="string" table:style-name="ce1">
            <text:p>LA ESTANCIA<text:s text:c="19"/>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EL 77<text:s text:c="25"/>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1">
            <text:p>ARROYO VUELTA<text:s text:c="17"/>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float" office:value="8282" table:style-name="ce1">
            <text:p>8282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73" table:style-name="ce1">
            <text:p>673</text:p>
          </table:table-cell>
          <table:table-cell table:number-columns-repeated="16381"/>
        </table:table-row>
        <table:table-row table:style-name="ro1">
          <table:table-cell office:value-type="float" office:value="5084" table:style-name="ce1">
            <text:p>5084</text:p>
          </table:table-cell>
          <table:table-cell office:value-type="string" table:style-name="ce1">
            <text:p>EL SALITRE<text:s text:c="20"/>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8288" table:style-name="ce1">
            <text:p>8288</text:p>
          </table:table-cell>
          <table:table-cell office:value-type="string" table:style-name="ce1">
            <text:p>LA YAUTIA<text:s text:c="21"/></text:p>
          </table:table-cell>
          <table:table-cell office:value-type="float" office:value="674" table:style-name="ce1">
            <text:p>674</text:p>
          </table:table-cell>
          <table:table-cell table:number-columns-repeated="16381"/>
        </table:table-row>
        <table:table-row table:style-name="ro1">
          <table:table-cell office:value-type="float" office:value="8155" table:style-name="ce1">
            <text:p>8155</text:p>
          </table:table-cell>
          <table:table-cell office:value-type="string" table:style-name="ce1">
            <text:p>MATA BONITA<text:s text:c="19"/></text:p>
          </table:table-cell>
          <table:table-cell office:value-type="float" office:value="640" table:style-name="ce1">
            <text:p>640</text:p>
          </table:table-cell>
          <table:table-cell table:number-columns-repeated="1638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EL DURO<text:s text:c="23"/>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1">
            <text:p>EL RUBIO<text:s text:c="22"/>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EL ALGARROBO<text:s text:c="18"/>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HATO VIEJO<text:s text:c="20"/>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ZONA URBANA<text:s text:c="19"/>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8185" table:style-name="ce1">
            <text:p>8185</text:p>
          </table:table-cell>
          <table:table-cell office:value-type="string" table:style-name="ce1">
            <text:p>EL AGUACATE<text:s text:c="19"/></text:p>
          </table:table-cell>
          <table:table-cell office:value-type="float" office:value="647" table:style-name="ce1">
            <text:p>647</text:p>
          </table:table-cell>
          <table:table-cell table:number-columns-repeated="1638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JAMAO AL SUR<text:s text:c="18"/>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LOS BRAZOS<text:s text:c="20"/>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8281" table:style-name="ce1">
            <text:p>8281</text:p>
          </table:table-cell>
          <table:table-cell office:value-type="string" table:style-name="ce1">
            <text:p>LA CUEVA<text:s text:c="22"/></text:p>
          </table:table-cell>
          <table:table-cell office:value-type="float" office:value="672" table:style-name="ce1">
            <text:p>672</text:p>
          </table:table-cell>
          <table:table-cell table:number-columns-repeated="16381"/>
        </table:table-row>
        <table:table-row table:style-name="ro1">
          <table:table-cell office:value-type="float" office:value="8220" table:style-name="ce1">
            <text:p>8220</text:p>
          </table:table-cell>
          <table:table-cell office:value-type="string" table:style-name="ce1">
            <text:p>PICO<text:s text:c="26"/></text:p>
          </table:table-cell>
          <table:table-cell office:value-type="float" office:value="654" table:style-name="ce1">
            <text:p>654</text:p>
          </table:table-cell>
          <table:table-cell table:number-columns-repeated="1638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LA PIRAGUA<text:s text:c="20"/>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JAGUA CLARA<text:s text:c="19"/>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8119" table:style-name="ce1">
            <text:p>8119</text:p>
          </table:table-cell>
          <table:table-cell office:value-type="string" table:style-name="ce1">
            <text:p>PLATANAL<text:s text:c="22"/></text:p>
          </table:table-cell>
          <table:table-cell office:value-type="float" office:value="632" table:style-name="ce1">
            <text:p>632</text:p>
          </table:table-cell>
          <table:table-cell table:number-columns-repeated="16381"/>
        </table:table-row>
        <table:table-row table:style-name="ro1">
          <table:table-cell office:value-type="float" office:value="8120" table:style-name="ce1">
            <text:p>8120</text:p>
          </table:table-cell>
          <table:table-cell office:value-type="string" table:style-name="ce1">
            <text:p>ALTO DE CACIANO<text:s text:c="15"/></text:p>
          </table:table-cell>
          <table:table-cell office:value-type="float" office:value="632" table:style-name="ce1">
            <text:p>632</text:p>
          </table:table-cell>
          <table:table-cell table:number-columns-repeated="16381"/>
        </table:table-row>
        <table:table-row table:style-name="ro1">
          <table:table-cell office:value-type="float" office:value="8122" table:style-name="ce1">
            <text:p>8122</text:p>
          </table:table-cell>
          <table:table-cell office:value-type="string" table:style-name="ce1">
            <text:p>BABARI<text:s text:c="24"/></text:p>
          </table:table-cell>
          <table:table-cell office:value-type="float" office:value="632" table:style-name="ce1">
            <text:p>632</text:p>
          </table:table-cell>
          <table:table-cell table:number-columns-repeated="16381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BOBA ARRIBA<text:s text:c="19"/>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1">
          <table:table-cell office:value-type="float" office:value="8221" table:style-name="ce1">
            <text:p>8221</text:p>
          </table:table-cell>
          <table:table-cell office:value-type="string" table:style-name="ce1">
            <text:p>LOS VARGAS<text:s text:c="20"/></text:p>
          </table:table-cell>
          <table:table-cell office:value-type="float" office:value="654" table:style-name="ce1">
            <text:p>654</text:p>
          </table:table-cell>
          <table:table-cell table:number-columns-repeated="16381"/>
        </table:table-row>
        <table:table-row table:style-name="ro1">
          <table:table-cell office:value-type="float" office:value="8349" table:style-name="ce1">
            <text:p>8349</text:p>
          </table:table-cell>
          <table:table-cell office:value-type="string" table:style-name="ce1">
            <text:p>LAS PIEDRAS<text:s text:c="19"/>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LOS PAJONES<text:s text:c="19"/>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8210" table:style-name="ce1">
            <text:p>8210</text:p>
          </table:table-cell>
          <table:table-cell office:value-type="string" table:style-name="ce1">
            <text:p>BOCA FERREA ABAJO<text:s text:c="13"/></text:p>
          </table:table-cell>
          <table:table-cell office:value-type="float" office:value="652" table:style-name="ce1">
            <text:p>652</text:p>
          </table:table-cell>
          <table:table-cell table:number-columns-repeated="16381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string" table:style-name="ce1">
            <text:p>BOCA NUEVA<text:s text:c="20"/>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ZONA URBANA<text:s text:c="19"/>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8343" table:style-name="ce1">
            <text:p>8343</text:p>
          </table:table-cell>
          <table:table-cell office:value-type="string" table:style-name="ce1">
            <text:p>SANTA MARIA<text:s text:c="19"/></text:p>
          </table:table-cell>
          <table:table-cell office:value-type="float" office:value="679" table:style-name="ce1">
            <text:p>679</text:p>
          </table:table-cell>
          <table:table-cell table:number-columns-repeated="1638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JUMUNUCU<text:s text:c="22"/>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BONAGUA<text:s text:c="23"/>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8222" table:style-name="ce1">
            <text:p>8222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55" table:style-name="ce1">
            <text:p>655</text:p>
          </table:table-cell>
          <table:table-cell table:number-columns-repeated="16381"/>
        </table:table-row>
        <table:table-row table:style-name="ro1">
          <table:table-cell office:value-type="float" office:value="5099" table:style-name="ce1">
            <text:p>5099</text:p>
          </table:table-cell>
          <table:table-cell office:value-type="string" table:style-name="ce1">
            <text:p>MIRADOR<text:s text:c="23"/>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005" table:style-name="ce1">
            <text:p>8005</text:p>
          </table:table-cell>
          <table:table-cell office:value-type="string" table:style-name="ce1">
            <text:p>TIERRA DURA<text:s text:c="19"/></text:p>
          </table:table-cell>
          <table:table-cell office:value-type="float" office:value="609" table:style-name="ce1">
            <text:p>609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CRUZ DE CABRERA<text:s text:c="15"/>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5098" table:style-name="ce1">
            <text:p>5098</text:p>
          </table:table-cell>
          <table:table-cell office:value-type="string" table:style-name="ce1">
            <text:p>LA ZANJA<text:s text:c="22"/>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5097" table:style-name="ce1">
            <text:p>5097</text:p>
          </table:table-cell>
          <table:table-cell office:value-type="string" table:style-name="ce1">
            <text:p>VILLA TRINA<text:s text:c="19"/>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8165" table:style-name="ce1">
            <text:p>8165</text:p>
          </table:table-cell>
          <table:table-cell office:value-type="string" table:style-name="ce1">
            <text:p>PAYITA<text:s text:c="24"/></text:p>
          </table:table-cell>
          <table:table-cell office:value-type="float" office:value="642" table:style-name="ce1">
            <text:p>642</text:p>
          </table:table-cell>
          <table:table-cell table:number-columns-repeated="16381"/>
        </table:table-row>
        <table:table-row table:style-name="ro1">
          <table:table-cell office:value-type="float" office:value="8134" table:style-name="ce1">
            <text:p>8134</text:p>
          </table:table-cell>
          <table:table-cell office:value-type="string" table:style-name="ce1">
            <text:p>HERNANDO ALONZO<text:s text:c="15"/></text:p>
          </table:table-cell>
          <table:table-cell office:value-type="float" office:value="635" table:style-name="ce1">
            <text:p>635</text:p>
          </table:table-cell>
          <table:table-cell table:number-columns-repeated="16381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1">
            <text:p>HERNANDO ALONZO<text:s text:c="15"/>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float" office:value="5095" table:style-name="ce1">
            <text:p>5095</text:p>
          </table:table-cell>
          <table:table-cell office:value-type="string" table:style-name="ce1">
            <text:p>LA CAIDA<text:s text:c="22"/></text:p>
          </table:table-cell>
          <table:table-cell office:value-type="float" office:value="195" table:style-name="ce1">
            <text:p>195</text:p>
          </table:table-cell>
          <table:table-cell table:number-columns-repeated="16381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string" table:style-name="ce1">
            <text:p>BOCA DE MAIZAL<text:s text:c="16"/>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MAGANTE<text:s text:c="23"/>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string" table:style-name="ce1">
            <text:p>ARROYO DE LECHE<text:s text:c="15"/>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1">
            <text:p>SABANA GRANDE<text:s text:c="17"/>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float" office:value="8069" table:style-name="ce1">
            <text:p>8069</text:p>
          </table:table-cell>
          <table:table-cell office:value-type="string" table:style-name="ce1">
            <text:p>SAN ROQUE<text:s text:c="21"/></text:p>
          </table:table-cell>
          <table:table-cell office:value-type="float" office:value="207" table:style-name="ce1">
            <text:p>207</text:p>
          </table:table-cell>
          <table:table-cell table:number-columns-repeated="16381"/>
        </table:table-row>
        <table:table-row table:style-name="ro1">
          <table:table-cell office:value-type="float" office:value="8067" table:style-name="ce1">
            <text:p>8067</text:p>
          </table:table-cell>
          <table:table-cell office:value-type="string" table:style-name="ce1">
            <text:p>ZONA URBANA<text:s text:c="19"/></text:p>
          </table:table-cell>
          <table:table-cell office:value-type="float" office:value="207" table:style-name="ce1">
            <text:p>207</text:p>
          </table:table-cell>
          <table:table-cell table:number-columns-repeated="16381"/>
        </table:table-row>
        <table:table-row table:style-name="ro1">
          <table:table-cell office:value-type="float" office:value="8301" table:style-name="ce1">
            <text:p>8301</text:p>
          </table:table-cell>
          <table:table-cell office:value-type="string" table:style-name="ce1">
            <text:p>SAN FRANCISCO ARRIBA<text:s text:c="10"/></text:p>
          </table:table-cell>
          <table:table-cell office:value-type="float" office:value="657" table:style-name="ce1">
            <text:p>657</text:p>
          </table:table-cell>
          <table:table-cell table:number-columns-repeated="16381"/>
        </table:table-row>
        <table:table-row table:style-name="ro1">
          <table:table-cell office:value-type="float" office:value="8226" table:style-name="ce1">
            <text:p>8226</text:p>
          </table:table-cell>
          <table:table-cell office:value-type="string" table:style-name="ce1">
            <text:p>VEREDA AL MEDIO<text:s text:c="15"/></text:p>
          </table:table-cell>
          <table:table-cell office:value-type="float" office:value="656" table:style-name="ce1">
            <text:p>656</text:p>
          </table:table-cell>
          <table:table-cell table:number-columns-repeated="1638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string" table:style-name="ce1">
            <text:p>DICAYAGUA<text:s text:c="21"/>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float" office:value="8289" table:style-name="ce1">
            <text:p>8289</text:p>
          </table:table-cell>
          <table:table-cell office:value-type="string" table:style-name="ce1">
            <text:p>MAIZAL<text:s text:c="24"/></text:p>
          </table:table-cell>
          <table:table-cell office:value-type="float" office:value="196" table:style-name="ce1">
            <text:p>196</text:p>
          </table:table-cell>
          <table:table-cell table:number-columns-repeated="16381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LA GUAJACA<text:s text:c="20"/>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string" table:style-name="ce1">
            <text:p>YERBA BUENA<text:s text:c="19"/>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8225" table:style-name="ce1">
            <text:p>8225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56" table:style-name="ce1">
            <text:p>656</text:p>
          </table:table-cell>
          <table:table-cell table:number-columns-repeated="16381"/>
        </table:table-row>
        <table:table-row table:style-name="ro1">
          <table:table-cell office:value-type="float" office:value="8292" table:style-name="ce1">
            <text:p>8292</text:p>
          </table:table-cell>
          <table:table-cell office:value-type="string" table:style-name="ce1">
            <text:p>HATO DEL YAQUE RURAL<text:s text:c="10"/></text:p>
          </table:table-cell>
          <table:table-cell office:value-type="float" office:value="617" table:style-name="ce1">
            <text:p>617</text:p>
          </table:table-cell>
          <table:table-cell table:number-columns-repeated="1638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DICHOSO<text:s text:c="23"/>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SABANA CRUZ<text:s text:c="19"/>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8041" table:style-name="ce1">
            <text:p>8041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21" table:style-name="ce1">
            <text:p>621</text:p>
          </table:table-cell>
          <table:table-cell table:number-columns-repeated="16381"/>
        </table:table-row>
        <table:table-row table:style-name="ro1">
          <table:table-cell office:value-type="float" office:value="8149" table:style-name="ce1">
            <text:p>8149</text:p>
          </table:table-cell>
          <table:table-cell office:value-type="string" table:style-name="ce1">
            <text:p>EL CATEY<text:s text:c="22"/>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1">
          <table:table-cell office:value-type="float" office:value="8052" table:style-name="ce1">
            <text:p>8052</text:p>
          </table:table-cell>
          <table:table-cell office:value-type="string" table:style-name="ce1">
            <text:p>PEÑUELA<text:s text:c="23"/>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1">
          <table:table-cell office:value-type="float" office:value="8073" table:style-name="ce1">
            <text:p>8073</text:p>
          </table:table-cell>
          <table:table-cell office:value-type="string" table:style-name="ce1">
            <text:p>ZONA URBANA<text:s text:c="19"/></text:p>
          </table:table-cell>
          <table:table-cell office:value-type="float" office:value="202" table:style-name="ce1">
            <text:p>202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CAYUCO<text:s text:c="24"/>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LOS COROZOS<text:s text:c="19"/>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string" table:style-name="ce1">
            <text:p>LAS AUYAMAS<text:s text:c="19"/>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string" table:style-name="ce1">
            <text:p>LA CRUZ DE IZALGUEZ<text:s text:c="11"/>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1">
            <text:p>LOS CERCADILLOS<text:s text:c="15"/>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float" office:value="8258" table:style-name="ce1">
            <text:p>8258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65" table:style-name="ce1">
            <text:p>665</text:p>
          </table:table-cell>
          <table:table-cell table:number-columns-repeated="16381"/>
        </table:table-row>
        <table:table-row table:style-name="ro1">
          <table:table-cell office:value-type="float" office:value="8317" table:style-name="ce1">
            <text:p>8317</text:p>
          </table:table-cell>
          <table:table-cell office:value-type="string" table:style-name="ce1">
            <text:p>RINCON DE PIEDRAS<text:s text:c="13"/>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1">
            <text:p>JUNCALITO (ZONA URBANA)<text:s text:c="7"/>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string" table:style-name="ce1">
            <text:p>LAS MESETAS<text:s text:c="19"/>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string" table:style-name="ce1">
            <text:p>LOPEZ<text:s text:c="25"/>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float" office:value="8314" table:style-name="ce1">
            <text:p>8314</text:p>
          </table:table-cell>
          <table:table-cell office:value-type="string" table:style-name="ce1">
            <text:p>DAMAJAGUA<text:s text:c="21"/>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string" table:style-name="ce1">
            <text:p>CEBU<text:s text:c="26"/>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float" office:value="8338" table:style-name="ce1">
            <text:p>8338</text:p>
          </table:table-cell>
          <table:table-cell office:value-type="string" table:style-name="ce1">
            <text:p>CEJITA<text:s text:c="24"/>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string" table:style-name="ce1">
            <text:p>CAGUEYES<text:s text:c="22"/>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float" office:value="8339" table:style-name="ce1">
            <text:p>8339</text:p>
          </table:table-cell>
          <table:table-cell office:value-type="string" table:style-name="ce1">
            <text:p>GURABO<text:s text:c="24"/>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float" office:value="8256" table:style-name="ce1">
            <text:p>8256</text:p>
          </table:table-cell>
          <table:table-cell office:value-type="string" table:style-name="ce1">
            <text:p>LAS PLACETAS<text:s text:c="18"/></text:p>
          </table:table-cell>
          <table:table-cell office:value-type="float" office:value="663" table:style-name="ce1">
            <text:p>663</text:p>
          </table:table-cell>
          <table:table-cell table:number-columns-repeated="16381"/>
        </table:table-row>
        <table:table-row table:style-name="ro1">
          <table:table-cell office:value-type="float" office:value="8337" table:style-name="ce1">
            <text:p>8337</text:p>
          </table:table-cell>
          <table:table-cell office:value-type="string" table:style-name="ce1">
            <text:p>DAMAJAGUA<text:s text:c="21"/>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float" office:value="90030" table:style-name="ce1">
            <text:p>90030</text:p>
          </table:table-cell>
          <table:table-cell office:value-type="string" table:style-name="ce1">
            <text:p>LAGUNA GRANDE<text:s text:c="17"/>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float" office:value="8328" table:style-name="ce1">
            <text:p>8328</text:p>
          </table:table-cell>
          <table:table-cell office:value-type="string" table:style-name="ce1">
            <text:p>LAS CANAS<text:s text:c="21"/>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8327" table:style-name="ce1">
            <text:p>8327</text:p>
          </table:table-cell>
          <table:table-cell office:value-type="string" table:style-name="ce1">
            <text:p>DON JUAN<text:s text:c="22"/>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1">
            <text:p>JUNCALITO ABAJO<text:s text:c="15"/>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float" office:value="8298" table:style-name="ce1">
            <text:p>8298</text:p>
          </table:table-cell>
          <table:table-cell office:value-type="string" table:style-name="ce1">
            <text:p>EL LIMON<text:s text:c="22"/></text:p>
          </table:table-cell>
          <table:table-cell office:value-type="float" office:value="675" table:style-name="ce1">
            <text:p>675</text:p>
          </table:table-cell>
          <table:table-cell table:number-columns-repeated="16381"/>
        </table:table-row>
        <table:table-row table:style-name="ro1">
          <table:table-cell office:value-type="float" office:value="5116" table:style-name="ce1">
            <text:p>5116</text:p>
          </table:table-cell>
          <table:table-cell office:value-type="string" table:style-name="ce1">
            <text:p>VILLA ELISA<text:s text:c="19"/>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string" table:style-name="ce1">
            <text:p>RANCHETE<text:s text:c="22"/>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1">
          <table:table-cell office:value-type="float" office:value="5101" table:style-name="ce1">
            <text:p>5101</text:p>
          </table:table-cell>
          <table:table-cell office:value-type="string" table:style-name="ce1">
            <text:p>MONTE DE LA JAGUA<text:s text:c="13"/>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float" office:value="5102" table:style-name="ce1">
            <text:p>5102</text:p>
          </table:table-cell>
          <table:table-cell office:value-type="string" table:style-name="ce1">
            <text:p>PASO DE MOCA<text:s text:c="18"/>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float" office:value="5103" table:style-name="ce1">
            <text:p>5103</text:p>
          </table:table-cell>
          <table:table-cell office:value-type="string" table:style-name="ce1">
            <text:p>CANCA REINA<text:s text:c="19"/>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float" office:value="8078" table:style-name="ce1">
            <text:p>8078</text:p>
          </table:table-cell>
          <table:table-cell office:value-type="string" table:style-name="ce1">
            <text:p>YASICA ABAJO<text:s text:c="18"/></text:p>
          </table:table-cell>
          <table:table-cell office:value-type="float" office:value="603" table:style-name="ce1">
            <text:p>603</text:p>
          </table:table-cell>
          <table:table-cell table:number-columns-repeated="16381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string" table:style-name="ce1">
            <text:p>JUAN ANTONIO ALIX<text:s text:c="13"/>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string" table:style-name="ce1">
            <text:p>LAS BOCAS DEL LICEY<text:s text:c="11"/>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string" table:style-name="ce1">
            <text:p>GURABO ABAJO<text:s text:c="18"/>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float" office:value="8059" table:style-name="ce1">
            <text:p>8059</text:p>
          </table:table-cell>
          <table:table-cell office:value-type="string" table:style-name="ce1">
            <text:p>JICOME<text:s text:c="24"/></text:p>
          </table:table-cell>
          <table:table-cell office:value-type="float" office:value="203" table:style-name="ce1">
            <text:p>203</text:p>
          </table:table-cell>
          <table:table-cell table:number-columns-repeated="16381"/>
        </table:table-row>
        <table:table-row table:style-name="ro1">
          <table:table-cell office:value-type="float" office:value="8310" table:style-name="ce1">
            <text:p>8310</text:p>
          </table:table-cell>
          <table:table-cell office:value-type="string" table:style-name="ce1">
            <text:p>JAIQUI PICADO<text:s text:c="17"/></text:p>
          </table:table-cell>
          <table:table-cell office:value-type="float" office:value="662" table:style-name="ce1">
            <text:p>662</text:p>
          </table:table-cell>
          <table:table-cell table:number-columns-repeated="16381"/>
        </table:table-row>
        <table:table-row table:style-name="ro1">
          <table:table-cell office:value-type="float" office:value="8152" table:style-name="ce1">
            <text:p>8152</text:p>
          </table:table-cell>
          <table:table-cell office:value-type="string" table:style-name="ce1">
            <text:p>LOS JENJIBRES<text:s text:c="17"/></text:p>
          </table:table-cell>
          <table:table-cell office:value-type="float" office:value="640" table:style-name="ce1">
            <text:p>640</text:p>
          </table:table-cell>
          <table:table-cell table:number-columns-repeated="16381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string" table:style-name="ce1">
            <text:p>COROCITO<text:s text:c="22"/>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LOS CERROS<text:s text:c="20"/>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string" table:style-name="ce1">
            <text:p>LAS LAGUNAS<text:s text:c="19"/>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1">
            <text:p>CHACUEY MALDONADO<text:s text:c="13"/>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float" office:value="8322" table:style-name="ce1">
            <text:p>8322</text:p>
          </table:table-cell>
          <table:table-cell office:value-type="string" table:style-name="ce1">
            <text:p>LOS LIMONES<text:s text:c="19"/></text:p>
          </table:table-cell>
          <table:table-cell office:value-type="float" office:value="663" table:style-name="ce1">
            <text:p>663</text:p>
          </table:table-cell>
          <table:table-cell table:number-columns-repeated="16381"/>
        </table:table-row>
        <table:table-row table:style-name="ro1">
          <table:table-cell office:value-type="float" office:value="8315" table:style-name="ce1">
            <text:p>8315</text:p>
          </table:table-cell>
          <table:table-cell office:value-type="string" table:style-name="ce1">
            <text:p>GUAJACA<text:s text:c="23"/>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HATILLO PALMA<text:s text:c="17"/>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string" table:style-name="ce1">
            <text:p>LA BUCARA<text:s text:c="21"/>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float" office:value="8345" table:style-name="ce1">
            <text:p>8345</text:p>
          </table:table-cell>
          <table:table-cell office:value-type="string" table:style-name="ce1">
            <text:p>PINALITO<text:s text:c="22"/>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CHIRINGO<text:s text:c="22"/>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8341" table:style-name="ce1">
            <text:p>8341</text:p>
          </table:table-cell>
          <table:table-cell office:value-type="string" table:style-name="ce1">
            <text:p>LOS INDIOS<text:s text:c="20"/>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string" table:style-name="ce1">
            <text:p>GUAMA<text:s text:c="25"/>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BAITOAL<text:s text:c="23"/>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8320" table:style-name="ce1">
            <text:p>8320</text:p>
          </table:table-cell>
          <table:table-cell office:value-type="string" table:style-name="ce1">
            <text:p>LAS CARRERAS<text:s text:c="18"/></text:p>
          </table:table-cell>
          <table:table-cell office:value-type="float" office:value="663" table:style-name="ce1">
            <text:p>663</text:p>
          </table:table-cell>
          <table:table-cell table:number-columns-repeated="16381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LOS DERRAMADEROS<text:s text:c="14"/>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1">
            <text:p>PONTON (VILLA HENEKEN)<text:s text:c="8"/>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1">
          <table:table-cell office:value-type="float" office:value="8296" table:style-name="ce1">
            <text:p>8296</text:p>
          </table:table-cell>
          <table:table-cell office:value-type="string" table:style-name="ce1">
            <text:p>AGUAYO<text:s text:c="24"/></text:p>
          </table:table-cell>
          <table:table-cell office:value-type="float" office:value="646" table:style-name="ce1">
            <text:p>646</text:p>
          </table:table-cell>
          <table:table-cell table:number-columns-repeated="1638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RINCON<text:s text:c="24"/>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LA CEIBITA<text:s text:c="20"/>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061" table:style-name="ce1">
            <text:p>8061</text:p>
          </table:table-cell>
          <table:table-cell office:value-type="string" table:style-name="ce1">
            <text:p>BOCA DE MAO<text:s text:c="19"/></text:p>
          </table:table-cell>
          <table:table-cell office:value-type="float" office:value="622" table:style-name="ce1">
            <text:p>622</text:p>
          </table:table-cell>
          <table:table-cell table:number-columns-repeated="16381"/>
        </table:table-row>
        <table:table-row table:style-name="ro1">
          <table:table-cell office:value-type="float" office:value="8099" table:style-name="ce1">
            <text:p>8099</text:p>
          </table:table-cell>
          <table:table-cell office:value-type="string" table:style-name="ce1">
            <text:p>MARTIN ALONZO<text:s text:c="17"/></text:p>
          </table:table-cell>
          <table:table-cell office:value-type="float" office:value="626" table:style-name="ce1">
            <text:p>626</text:p>
          </table:table-cell>
          <table:table-cell table:number-columns-repeated="16381"/>
        </table:table-row>
        <table:table-row table:style-name="ro1">
          <table:table-cell office:value-type="float" office:value="8008" table:style-name="ce1">
            <text:p>8008</text:p>
          </table:table-cell>
          <table:table-cell office:value-type="string" table:style-name="ce1">
            <text:p>MATA LARGA<text:s text:c="20"/>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1">
            <text:p>ARROYO BLANCO<text:s text:c="17"/>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LOS CAFES<text:s text:c="21"/>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8355" table:style-name="ce1">
            <text:p>8355</text:p>
          </table:table-cell>
          <table:table-cell office:value-type="string" table:style-name="ce1">
            <text:p>LOS CABORIES<text:s text:c="18"/></text:p>
          </table:table-cell>
          <table:table-cell office:value-type="float" office:value="630" table:style-name="ce1">
            <text:p>630</text:p>
          </table:table-cell>
          <table:table-cell table:number-columns-repeated="16381"/>
        </table:table-row>
        <table:table-row table:style-name="ro1">
          <table:table-cell office:value-type="float" office:value="8111" table:style-name="ce1">
            <text:p>8111</text:p>
          </table:table-cell>
          <table:table-cell office:value-type="string" table:style-name="ce1">
            <text:p>SABANA DE CABALLERO<text:s text:c="11"/></text:p>
          </table:table-cell>
          <table:table-cell office:value-type="float" office:value="630" table:style-name="ce1">
            <text:p>630</text:p>
          </table:table-cell>
          <table:table-cell table:number-columns-repeated="16381"/>
        </table:table-row>
        <table:table-row table:style-name="ro1">
          <table:table-cell office:value-type="float" office:value="8297" table:style-name="ce1">
            <text:p>8297</text:p>
          </table:table-cell>
          <table:table-cell office:value-type="string" table:style-name="ce1">
            <text:p>LAS COLES<text:s text:c="21"/></text:p>
          </table:table-cell>
          <table:table-cell office:value-type="float" office:value="648" table:style-name="ce1">
            <text:p>648</text:p>
          </table:table-cell>
          <table:table-cell table:number-columns-repeated="1638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LAGUNA DE COTO<text:s text:c="16"/>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8113" table:style-name="ce1">
            <text:p>8113</text:p>
          </table:table-cell>
          <table:table-cell office:value-type="string" table:style-name="ce1">
            <text:p>ATALAYA<text:s text:c="23"/></text:p>
          </table:table-cell>
          <table:table-cell office:value-type="float" office:value="630" table:style-name="ce1">
            <text:p>630</text:p>
          </table:table-cell>
          <table:table-cell table:number-columns-repeated="16381"/>
        </table:table-row>
        <table:table-row table:style-name="ro1">
          <table:table-cell office:value-type="float" office:value="8110" table:style-name="ce1">
            <text:p>8110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30" table:style-name="ce1">
            <text:p>630</text:p>
          </table:table-cell>
          <table:table-cell table:number-columns-repeated="16381"/>
        </table:table-row>
        <table:table-row table:style-name="ro1">
          <table:table-cell office:value-type="float" office:value="8132" table:style-name="ce1">
            <text:p>8132</text:p>
          </table:table-cell>
          <table:table-cell office:value-type="string" table:style-name="ce1">
            <text:p>LA CANA<text:s text:c="23"/></text:p>
          </table:table-cell>
          <table:table-cell office:value-type="float" office:value="635" table:style-name="ce1">
            <text:p>635</text:p>
          </table:table-cell>
          <table:table-cell table:number-columns-repeated="16381"/>
        </table:table-row>
        <table:table-row table:style-name="ro1">
          <table:table-cell office:value-type="float" office:value="5111" table:style-name="ce1">
            <text:p>5111</text:p>
          </table:table-cell>
          <table:table-cell office:value-type="string" table:style-name="ce1">
            <text:p>CENOVI<text:s text:c="24"/></text:p>
          </table:table-cell>
          <table:table-cell office:value-type="float" office:value="194" table:style-name="ce1">
            <text:p>194</text:p>
          </table:table-cell>
          <table:table-cell table:number-columns-repeated="16381"/>
        </table:table-row>
        <table:table-row table:style-name="ro1">
          <table:table-cell office:value-type="float" office:value="8036" table:style-name="ce1">
            <text:p>8036</text:p>
          </table:table-cell>
          <table:table-cell office:value-type="string" table:style-name="ce1">
            <text:p>PLAN I<text:s text:c="24"/>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1">
            <text:p>TOMA<text:s text:c="26"/>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VERAGUA ABAJO<text:s text:c="17"/>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8347" table:style-name="ce1">
            <text:p>8347</text:p>
          </table:table-cell>
          <table:table-cell office:value-type="string" table:style-name="ce1">
            <text:p>PARADERO<text:s text:c="22"/>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1">
          <table:table-cell office:value-type="float" office:value="8105" table:style-name="ce1">
            <text:p>8105</text:p>
          </table:table-cell>
          <table:table-cell office:value-type="string" table:style-name="ce1">
            <text:p>GUALETE<text:s text:c="23"/></text:p>
          </table:table-cell>
          <table:table-cell office:value-type="float" office:value="628" table:style-name="ce1">
            <text:p>628</text:p>
          </table:table-cell>
          <table:table-cell table:number-columns-repeated="16381"/>
        </table:table-row>
        <table:table-row table:style-name="ro1">
          <table:table-cell office:value-type="float" office:value="5114" table:style-name="ce1">
            <text:p>5114</text:p>
          </table:table-cell>
          <table:table-cell office:value-type="string" table:style-name="ce1">
            <text:p>CANA CHAPETON<text:s text:c="17"/></text:p>
          </table:table-cell>
          <table:table-cell office:value-type="float" office:value="195" table:style-name="ce1">
            <text:p>195</text:p>
          </table:table-cell>
          <table:table-cell table:number-columns-repeated="16381"/>
        </table:table-row>
        <table:table-row table:style-name="ro1">
          <table:table-cell office:value-type="float" office:value="8101" table:style-name="ce1">
            <text:p>8101</text:p>
          </table:table-cell>
          <table:table-cell office:value-type="string" table:style-name="ce1">
            <text:p>LA GOLETA<text:s text:c="21"/></text:p>
          </table:table-cell>
          <table:table-cell office:value-type="float" office:value="604" table:style-name="ce1">
            <text:p>604</text:p>
          </table:table-cell>
          <table:table-cell table:number-columns-repeated="16381"/>
        </table:table-row>
        <table:table-row table:style-name="ro1">
          <table:table-cell office:value-type="float" office:value="5112" table:style-name="ce1">
            <text:p>5112</text:p>
          </table:table-cell>
          <table:table-cell office:value-type="string" table:style-name="ce1">
            <text:p>VILLA MONTELLANO<text:s text:c="14"/>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float" office:value="5115" table:style-name="ce1">
            <text:p>5115</text:p>
          </table:table-cell>
          <table:table-cell office:value-type="string" table:style-name="ce1">
            <text:p>ESTERO HONDO<text:s text:c="18"/>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string" table:style-name="ce1">
            <text:p>RANCHO MANUEL<text:s text:c="17"/>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string" table:style-name="ce1">
            <text:p>LOS PILONES<text:s text:c="19"/>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float" office:value="8103" table:style-name="ce1">
            <text:p>8103</text:p>
          </table:table-cell>
          <table:table-cell office:value-type="string" table:style-name="ce1">
            <text:p>LA JAIBA<text:s text:c="22"/></text:p>
          </table:table-cell>
          <table:table-cell office:value-type="float" office:value="627" table:style-name="ce1">
            <text:p>627</text:p>
          </table:table-cell>
          <table:table-cell table:number-columns-repeated="16381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EL HIGO<text:s text:c="23"/>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float" office:value="8013" table:style-name="ce1">
            <text:p>8013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07" table:style-name="ce1">
            <text:p>607</text:p>
          </table:table-cell>
          <table:table-cell table:number-columns-repeated="16381"/>
        </table:table-row>
        <table:table-row table:style-name="ro1">
          <table:table-cell office:value-type="float" office:value="8088" table:style-name="ce1">
            <text:p>8088</text:p>
          </table:table-cell>
          <table:table-cell office:value-type="string" table:style-name="ce1">
            <text:p>GUZMANCITO<text:s text:c="20"/></text:p>
          </table:table-cell>
          <table:table-cell office:value-type="float" office:value="625" table:style-name="ce1">
            <text:p>625</text:p>
          </table:table-cell>
          <table:table-cell table:number-columns-repeated="16381"/>
        </table:table-row>
        <table:table-row table:style-name="ro1">
          <table:table-cell office:value-type="float" office:value="8012" table:style-name="ce1">
            <text:p>8012</text:p>
          </table:table-cell>
          <table:table-cell office:value-type="string" table:style-name="ce1">
            <text:p>CERRO DE NAVAS<text:s text:c="16"/></text:p>
          </table:table-cell>
          <table:table-cell office:value-type="float" office:value="607" table:style-name="ce1">
            <text:p>607</text:p>
          </table:table-cell>
          <table:table-cell table:number-columns-repeated="16381"/>
        </table:table-row>
        <table:table-row table:style-name="ro1">
          <table:table-cell office:value-type="float" office:value="5118" table:style-name="ce1">
            <text:p>5118</text:p>
          </table:table-cell>
          <table:table-cell office:value-type="string" table:style-name="ce1">
            <text:p>LAS GUARANAS<text:s text:c="18"/>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string" table:style-name="ce1">
            <text:p>CAONAO<text:s text:c="24"/>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RINCON DE LOS GENAO<text:s text:c="11"/>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string" table:style-name="ce1">
            <text:p>PALMAREJO<text:s text:c="21"/>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1">
            <text:p>CLAVIJO<text:s text:c="23"/>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float" office:value="5110" table:style-name="ce1">
            <text:p>5110</text:p>
          </table:table-cell>
          <table:table-cell office:value-type="string" table:style-name="ce1">
            <text:p>PASO HONDO<text:s text:c="20"/>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COQUI<text:s text:c="25"/>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float" office:value="8085" table:style-name="ce1">
            <text:p>8085</text:p>
          </table:table-cell>
          <table:table-cell office:value-type="string" table:style-name="ce1">
            <text:p>DON GREGORIO<text:s text:c="18"/></text:p>
          </table:table-cell>
          <table:table-cell office:value-type="float" office:value="625" table:style-name="ce1">
            <text:p>625</text:p>
          </table:table-cell>
          <table:table-cell table:number-columns-repeated="1638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5117" table:style-name="ce1">
            <text:p>5117</text:p>
          </table:table-cell>
          <table:table-cell office:value-type="string" table:style-name="ce1">
            <text:p>PARTIDO<text:s text:c="23"/>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8305" table:style-name="ce1">
            <text:p>8305</text:p>
          </table:table-cell>
          <table:table-cell office:value-type="string" table:style-name="ce1">
            <text:p>LA JAVILLA<text:s text:c="20"/>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LOS CEREZOS<text:s text:c="19"/>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LOS AMACEYES<text:s text:c="18"/>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90036" table:style-name="ce1">
            <text:p>90036</text:p>
          </table:table-cell>
          <table:table-cell office:value-type="string" table:style-name="ce1">
            <text:p>GUAYUBIN<text:s text:c="22"/>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8324" table:style-name="ce1">
            <text:p>8324</text:p>
          </table:table-cell>
          <table:table-cell office:value-type="string" table:style-name="ce1">
            <text:p>4 ESQUINAS<text:s text:c="20"/>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LA HORCA<text:s text:c="22"/>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8070" table:style-name="ce1">
            <text:p>8070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24" table:style-name="ce1">
            <text:p>624</text:p>
          </table:table-cell>
          <table:table-cell table:number-columns-repeated="16381"/>
        </table:table-row>
        <table:table-row table:style-name="ro1">
          <table:table-cell office:value-type="float" office:value="8102" table:style-name="ce1">
            <text:p>8102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27" table:style-name="ce1">
            <text:p>627</text:p>
          </table:table-cell>
          <table:table-cell table:number-columns-repeated="16381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string" table:style-name="ce1">
            <text:p>EL TORO<text:s text:c="23"/>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float" office:value="5113" table:style-name="ce1">
            <text:p>5113</text:p>
          </table:table-cell>
          <table:table-cell office:value-type="string" table:style-name="ce1">
            <text:p>RANCHETE<text:s text:c="22"/>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float" office:value="8104" table:style-name="ce1">
            <text:p>8104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28" table:style-name="ce1">
            <text:p>628</text:p>
          </table:table-cell>
          <table:table-cell table:number-columns-repeated="16381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string" table:style-name="ce1">
            <text:p>LOS MAMEYES<text:s text:c="19"/>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float" office:value="8090" table:style-name="ce1">
            <text:p>8090</text:p>
          </table:table-cell>
          <table:table-cell office:value-type="string" table:style-name="ce1">
            <text:p>RIO GRANDE ABAJO<text:s text:c="14"/></text:p>
          </table:table-cell>
          <table:table-cell office:value-type="float" office:value="605" table:style-name="ce1">
            <text:p>605</text:p>
          </table:table-cell>
          <table:table-cell table:number-columns-repeated="16381"/>
        </table:table-row>
        <table:table-row table:style-name="ro1">
          <table:table-cell office:value-type="float" office:value="8091" table:style-name="ce1">
            <text:p>8091</text:p>
          </table:table-cell>
          <table:table-cell office:value-type="string" table:style-name="ce1">
            <text:p>RIO GRANDE AL MEDIO<text:s text:c="11"/></text:p>
          </table:table-cell>
          <table:table-cell office:value-type="float" office:value="605" table:style-name="ce1">
            <text:p>605</text:p>
          </table:table-cell>
          <table:table-cell table:number-columns-repeated="16381"/>
        </table:table-row>
        <table:table-row table:style-name="ro1">
          <table:table-cell office:value-type="float" office:value="8077" table:style-name="ce1">
            <text:p>8077</text:p>
          </table:table-cell>
          <table:table-cell office:value-type="string" table:style-name="ce1">
            <text:p>ZONA URBANA<text:s text:c="19"/></text:p>
          </table:table-cell>
          <table:table-cell office:value-type="float" office:value="603" table:style-name="ce1">
            <text:p>603</text:p>
          </table:table-cell>
          <table:table-cell table:number-columns-repeated="16381"/>
        </table:table-row>
        <table:table-row table:style-name="ro1">
          <table:table-cell office:value-type="float" office:value="8079" table:style-name="ce1">
            <text:p>8079</text:p>
          </table:table-cell>
          <table:table-cell office:value-type="string" table:style-name="ce1">
            <text:p>GURABITO DE YAROA<text:s text:c="13"/></text:p>
          </table:table-cell>
          <table:table-cell office:value-type="float" office:value="603" table:style-name="ce1">
            <text:p>603</text:p>
          </table:table-cell>
          <table:table-cell table:number-columns-repeated="16381"/>
        </table:table-row>
        <table:table-row table:style-name="ro1">
          <table:table-cell office:value-type="float" office:value="8092" table:style-name="ce1">
            <text:p>8092</text:p>
          </table:table-cell>
          <table:table-cell office:value-type="string" table:style-name="ce1">
            <text:p>RIO GRANDE ARRIBA<text:s text:c="13"/></text:p>
          </table:table-cell>
          <table:table-cell office:value-type="float" office:value="605" table:style-name="ce1">
            <text:p>605</text:p>
          </table:table-cell>
          <table:table-cell table:number-columns-repeated="16381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EL ESTRECHO<text:s text:c="19"/>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RAMONAL<text:s text:c="23"/>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1">
            <text:p>LOMA DE DAMAJAGUA<text:s text:c="13"/>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EL CAJUIL<text:s text:c="21"/>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HATILLO<text:s text:c="23"/>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8299" table:style-name="ce1">
            <text:p>8299</text:p>
          </table:table-cell>
          <table:table-cell office:value-type="string" table:style-name="ce1">
            <text:p>EL AGUACATE DE JACAGUA<text:s text:c="8"/></text:p>
          </table:table-cell>
          <table:table-cell office:value-type="float" office:value="657" table:style-name="ce1">
            <text:p>657</text:p>
          </table:table-cell>
          <table:table-cell table:number-columns-repeated="16381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1">
            <text:p>PANANAO<text:s text:c="23"/>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string" table:style-name="ce1">
            <text:p>MANACLA<text:s text:c="23"/>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float" office:value="8269" table:style-name="ce1">
            <text:p>8269</text:p>
          </table:table-cell>
          <table:table-cell office:value-type="string" table:style-name="ce1">
            <text:p>EL OCHO<text:s text:c="23"/></text:p>
          </table:table-cell>
          <table:table-cell office:value-type="float" office:value="669" table:style-name="ce1">
            <text:p>669</text:p>
          </table:table-cell>
          <table:table-cell table:number-columns-repeated="1638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LA BAJADA<text:s text:c="21"/>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8112" table:style-name="ce1">
            <text:p>8112</text:p>
          </table:table-cell>
          <table:table-cell office:value-type="string" table:style-name="ce1">
            <text:p>LOS PALMARITOS<text:s text:c="16"/></text:p>
          </table:table-cell>
          <table:table-cell office:value-type="float" office:value="630" table:style-name="ce1">
            <text:p>630</text:p>
          </table:table-cell>
          <table:table-cell table:number-columns-repeated="16381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string" table:style-name="ce1">
            <text:p>CELESTINA<text:s text:c="21"/>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float" office:value="8252" table:style-name="ce1">
            <text:p>8252</text:p>
          </table:table-cell>
          <table:table-cell office:value-type="string" table:style-name="ce1">
            <text:p>LOS DAJAOS<text:s text:c="20"/></text:p>
          </table:table-cell>
          <table:table-cell office:value-type="float" office:value="661" table:style-name="ce1">
            <text:p>661</text:p>
          </table:table-cell>
          <table:table-cell table:number-columns-repeated="16381"/>
        </table:table-row>
        <table:table-row table:style-name="ro1">
          <table:table-cell office:value-type="float" office:value="8010" table:style-name="ce1">
            <text:p>8010</text:p>
          </table:table-cell>
          <table:table-cell office:value-type="string" table:style-name="ce1">
            <text:p>LA VERDE<text:s text:c="22"/>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8232" table:style-name="ce1">
            <text:p>8232</text:p>
          </table:table-cell>
          <table:table-cell office:value-type="string" table:style-name="ce1">
            <text:p>LAS CAOBAS<text:s text:c="20"/>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ZONA URBANA<text:s text:c="19"/>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1">
          <table:table-cell office:value-type="float" office:value="8051" table:style-name="ce1">
            <text:p>8051</text:p>
          </table:table-cell>
          <table:table-cell office:value-type="string" table:style-name="ce1">
            <text:p>POTRERO<text:s text:c="23"/></text:p>
          </table:table-cell>
          <table:table-cell office:value-type="float" office:value="204" table:style-name="ce1">
            <text:p>204</text:p>
          </table:table-cell>
          <table:table-cell table:number-columns-repeated="16381"/>
        </table:table-row>
        <table:table-row table:style-name="ro1">
          <table:table-cell office:value-type="float" office:value="8188" table:style-name="ce1">
            <text:p>8188</text:p>
          </table:table-cell>
          <table:table-cell office:value-type="string" table:style-name="ce1">
            <text:p>LOS HAITISES<text:s text:c="18"/></text:p>
          </table:table-cell>
          <table:table-cell office:value-type="float" office:value="647" table:style-name="ce1">
            <text:p>647</text:p>
          </table:table-cell>
          <table:table-cell table:number-columns-repeated="16381"/>
        </table:table-row>
        <table:table-row table:style-name="ro1">
          <table:table-cell office:value-type="float" office:value="8022" table:style-name="ce1">
            <text:p>8022</text:p>
          </table:table-cell>
          <table:table-cell office:value-type="string" table:style-name="ce1">
            <text:p>LOS RAMONES<text:s text:c="19"/>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float" office:value="8325" table:style-name="ce1">
            <text:p>8325</text:p>
          </table:table-cell>
          <table:table-cell office:value-type="string" table:style-name="ce1">
            <text:p>LOS GUAYUYOS<text:s text:c="18"/>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HIPOLITO BILLINI<text:s text:c="14"/>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004" table:style-name="ce1">
            <text:p>8004</text:p>
          </table:table-cell>
          <table:table-cell office:value-type="string" table:style-name="ce1">
            <text:p>PALO COLORADO<text:s text:c="17"/>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DIFERENCIA<text:s text:c="20"/>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float" office:value="8356" table:style-name="ce1">
            <text:p>8356</text:p>
          </table:table-cell>
          <table:table-cell office:value-type="string" table:style-name="ce1">
            <text:p>LOS BARRANQUITOS<text:s text:c="14"/></text:p>
          </table:table-cell>
          <table:table-cell office:value-type="float" office:value="630" table:style-name="ce1">
            <text:p>630</text:p>
          </table:table-cell>
          <table:table-cell table:number-columns-repeated="16381"/>
        </table:table-row>
        <table:table-row table:style-name="ro1">
          <table:table-cell office:value-type="float" office:value="8351" table:style-name="ce1">
            <text:p>8351</text:p>
          </table:table-cell>
          <table:table-cell office:value-type="string" table:style-name="ce1">
            <text:p>SECCION VIRTUAL (NO USAR)<text:s text:c="5"/></text:p>
          </table:table-cell>
          <table:table-cell office:value-type="float" office:value="681" table:style-name="ce1">
            <text:p>681</text:p>
          </table:table-cell>
          <table:table-cell table:number-columns-repeated="16381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string" table:style-name="ce1">
            <text:p>SABANA DEL PUERTO<text:s text:c="13"/>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float" office:value="8116" table:style-name="ce1">
            <text:p>8116</text:p>
          </table:table-cell>
          <table:table-cell office:value-type="string" table:style-name="ce1">
            <text:p>LOS PINOS<text:s text:c="21"/></text:p>
          </table:table-cell>
          <table:table-cell office:value-type="float" office:value="631" table:style-name="ce1">
            <text:p>631</text:p>
          </table:table-cell>
          <table:table-cell table:number-columns-repeated="16381"/>
        </table:table-row>
        <table:table-row table:number-rows-repeated="10478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9E1F2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DEBF7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4C6E7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DD7EE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8EA9DB"/>
    </style:style>
    <style:style style:name="_54_0_37__32_-_32__201_nfasis2" style:display-name="60% - Énfasis2" style:family="table-cell" style:data-style-name="N0">
      <style:table-cell-properties fo:background-color="#F4B084"/>
    </style:style>
    <style:style style:name="_54_0_37__32_-_32__201_nfasis3" style:display-name="60% - Énfasis3" style:family="table-cell" style:data-style-name="N0">
      <style:table-cell-properties fo:background-color="#C9C9C9"/>
    </style:style>
    <style:style style:name="_54_0_37__32_-_32__201_nfasis4" style:display-name="60% - Énfasis4" style:family="table-cell" style:data-style-name="N0">
      <style:table-cell-properties fo:background-color="#FFD966"/>
    </style:style>
    <style:style style:name="_54_0_37__32_-_32__201_nfasis5" style:display-name="60% - Énfasis5" style:family="table-cell" style:data-style-name="N0">
      <style:table-cell-properties fo:background-color="#9BC2E6"/>
    </style:style>
    <style:style style:name="_54_0_37__32_-_32__201_nfasis6" style:display-name="60% - Énfasis6" style:family="table-cell" style:data-style-name="N0">
      <style:table-cell-properties fo:background-color="#A9D08E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472C4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5B9BD5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bert E. Hidalgo Taveras</meta:initial-creator>
    <dc:creator>Albert E. Hidalgo Taveras</dc:creator>
    <meta:creation-date>2018-10-26T13:36:28Z</meta:creation-date>
    <dc:date>2019-05-21T12:57:39Z</dc:date>
  </office:meta>
</office:document-meta>
</file>